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91pt"/>
    </style:style>
    <style:style style:name="co2" style:family="table-column">
      <style:table-column-properties fo:break-before="auto" style:column-width="64.35pt"/>
    </style:style>
    <style:style style:name="co3" style:family="table-column">
      <style:table-column-properties fo:break-before="auto" style:column-width="88.7pt"/>
    </style:style>
    <style:style style:name="co4" style:family="table-column">
      <style:table-column-properties fo:break-before="auto" style:column-width="146.24pt"/>
    </style:style>
    <style:style style:name="co5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ivot_20_Table_20_2">
      <style:table-properties table:display="true" style:writing-mode="lr-tb"/>
    </style:style>
    <style:style style:name="ta3" style:family="table" style:master-page-name="PageStyle_5f_Trend">
      <style:table-properties table:display="true" style:writing-mode="lr-tb"/>
    </style:style>
    <style:style style:name="ta4" style:family="table" style:master-page-name="PageStyle_5f_Pivot_20_Table_20_1">
      <style:table-properties table:display="true" style:writing-mode="lr-tb"/>
    </style:style>
    <style:style style:name="ta5" style:family="table" style:master-page-name="PageStyle_5f_Descrptive_20_analysis">
      <style:table-properties table:display="true" style:writing-mode="lr-tb"/>
    </style:style>
    <style:style style:name="ce1" style:family="table-cell" style:parent-style-name="Default">
      <style:table-cell-properties fo:background-color="#1a552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d1f1d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1a552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d1f1d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No. of orders in a month</text:p>
          </table:table-cell>
          <table:table-cell table:style-name="ce3" office:value-type="string" calcext:value-type="string">
            <text:p>Effect of Covid-19 on food ordering habits</text:p>
          </table:table-cell>
          <table:table-cell table:style-name="ce3" office:value-type="string" calcext:value-type="string">
            <text:p>Average order value</text:p>
          </table:table-cell>
          <table:table-cell table:style-name="ce3" office:value-type="string" calcext:value-type="string">
            <text:p>Preference for online payment methods</text:p>
          </table:table-cell>
          <table:table-cell table:style-name="ce3" office:value-type="string" calcext:value-type="string">
            <text:p>Average delivery time</text:p>
          </table:table-cell>
          <table:table-cell table:number-columns-repeated="2" table:style-name="ce3" office:value-type="string" calcext:value-type="string">
            <text:p>Average delivery fee charge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aajtak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sh Malhotr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hawna Mishr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ntak Savla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 Bafn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irendra Pareek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yani Munsh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ksh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nthika Amaliy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glesh Pareek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hek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ma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etu Singh Kushwaha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ha Hitesh patel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gya Jai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ema Gupte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ma Patel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ika Bhatt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ni Hande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lok Parmar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a K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ubham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mitha srinivasa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ila chanana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ma chandr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idehi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jaya sharm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ukta bansal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rti Gaikwad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yushi kumari sing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kshat Shah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kshay Bhat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an choube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an Tulshya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it Agarwal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kita Bagh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usha Anti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shiya Sain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hok M Purohit 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hawna Kapoor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ndra Chhajer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ksh Bhandar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ara Rajyaguru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ruva Rajan Sura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ya khetan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urv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ha Shah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ovind Swam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i Subramanian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sh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sha keni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val Momaya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yuri Talajiy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bdhi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bhanshi Bhathar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heswara Reddy 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him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mta Meena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hak Tewati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nd Son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ndi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ha Mar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dhi agarwal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sha Bavis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eva Nag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ddhadip Ghosh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pa Saboo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chi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na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meera Shaikh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a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jay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yam Beni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ish Kumar</text:p>
          </table:table-cell>
          <table:table-cell table:style-name="ce4" office:value-type="string" calcext:value-type="string">
            <text:p>Above 5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za alv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wet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mple varms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nal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nali Singhvi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umyadeep Dut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ridevi Verm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rikanth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lagna Se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il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nita Hazra.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raj Dogr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esha Gup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dit mishr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rja Pate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ibhav Govi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dha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ashvardhan Shar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kansha Jais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ea hazr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sh Khetan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urag J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hie Shaw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ifa Kha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havana Jish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tra pareek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pak Agarwal</text:p>
          </table:table-cell>
          <table:table-cell table:style-name="ce4" office:value-type="string" calcext:value-type="string">
            <text:p>30 - 4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pika Deo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byadyuti Dutta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ya Sioti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yuti Bhattacharyy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rheen Shaik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utam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pila purohit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ran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ran Kumar Shaw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dhur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skan Vyas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nav Agrawal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han Suvarn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hit Jala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oni Nirm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yam I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yam Agarwall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ema 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ngi Goy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ni Tiwar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a Soni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weta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weta kumbh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ham Parek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runa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ipti kamboj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ddhav Beriwala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nsh Agarwal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lina Rupan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shal agarwal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ashasvi Jais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karsh Bafn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sth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arsh Bhandar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Prasad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rew hazr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sha Singh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mol Chopr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yush Shar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 Khetan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ruv Mohta 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ruvi Chhaje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byansh Damani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yansu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ishik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ha Meh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sh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shita Saraf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YOTI PAREEK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hushi Meh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ishna Rastog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upali Chheda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tul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itul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skan Garg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thu Lakshmi M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el Gad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kunj Hansar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rmay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sh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jasvi Agarwal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m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ssi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oja jain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orvi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shansha Rat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teek Pandey 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yank Kothar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CHIT KHETTR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shmi Agarwal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oni Garg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iya Mali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ambhavi Agarwal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aren Menezes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1s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a agarwal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ISTI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weta Sharm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ddharth Kabr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ddharth Pareek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medh Vinod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warup Choghale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nvi Goy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nshik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dhi Bhanushal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jay Viswanathan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ee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hishek Gup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hradeep Dut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amika Garg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guaat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kita Bhati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mol Kaur </text:p>
          </table:table-cell>
          <table:table-cell table:style-name="ce4" office:value-type="string" calcext:value-type="string">
            <text:p>Below 1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yan Andrews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yan Bhat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yushi j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humi Kum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ilen Wadhw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itra Shetty 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rag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ksh Shar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pak J Pareek</text:p>
          </table:table-cell>
          <table:table-cell table:style-name="ce4" office:value-type="string" calcext:value-type="string">
            <text:p>40 - 5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 Kumar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anashree Atul Neem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pti Lalan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yes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haan Toshni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itank Nijhawa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tart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oney purohit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rithik Bhaka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uhi Mahou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yoti pareek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inat Bano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rishma Sing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vita Pareek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hush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ina Ruparelia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v Ranilawal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anav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hita Sai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mta saraf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hak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hit Bhatow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ina Abha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ya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khil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misha Bukrediwal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ul Jaiman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njal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nsul Singrod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ksha Dug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tish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ya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nd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chi Kumar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pa Gaur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hi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ksham Aror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kshi <text:s/>Pandey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MKIT RAJ CHHAJE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mridh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ika Walke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skar j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thak Bhasi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m Khaitan</text:p>
          </table:table-cell>
          <table:table-cell table:style-name="ce4" office:value-type="string" calcext:value-type="string">
            <text:p>18 - 3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a Saha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eysee Shar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yambhavi Mishr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umyadeep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riya Agra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raj Prakash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weta Dani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na busa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nim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 - 7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rsha Ra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r achary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shw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ssve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stha ked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kanksha Rai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tadeor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su Gurung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hish Joshi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havana Johann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nchal Moh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ndrakala Purohit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pti Lokhande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esh Bar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vika bari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mple Parikh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kta Sehgal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shi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shav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ran Pareek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dhu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mt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av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ghn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hammad Aami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nika malhotr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skan uda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la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onam Chhabr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ney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ney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yanka Pareek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ghul S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a Iran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tika Chhajer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.Subasree Iye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THAK SHANKHDH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vesh Agarwal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NI THAPLIYAL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lo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ubham Pareek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neh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visha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nishtha choudhar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sav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raj Pasupuleti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Murark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kshay ked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ya Pati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iran J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wood Ansari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rishti Chhajer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arima Shar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unish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jeet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m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ishna Mandawewal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it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unal sh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ulik Rane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yan Goel Modi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shant modi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vati Bans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des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ibhavi jalo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raj Shard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shesh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shnupriy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ash Hema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atharth Ghorawa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ogesh Pareek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kshita Jain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vishkar Anil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yushi Pate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Rathi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amika Rajpu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ka Al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sha Moondr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ta Gupta 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nu Mishr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sh Marwa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anti Goenk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rvi Jos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ruv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sh Shet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mani Purohit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ridam baid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hushi bans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m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rishn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dhumita Chakrabort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si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yankit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n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nica Alphonso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runal Hanbar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in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 S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eha Jai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khil Pareek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deep pareek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atyusha Mondal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eti pareek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G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y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chira ro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chita Sudhal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har Pate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geet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yam Sen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aunak Ked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vam Murark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addha jaiswal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ubh Pratap Sing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ibhavi jalo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kul Bhatia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rchita Tripat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rtikab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hwaj Sonigra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had Shaik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 - 7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mmanuelle Rao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in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ya Gand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v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iya sanganeri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ddh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hit Pandit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ad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dhana Rao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r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aran jerajan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yush Pareek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00 - 12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himanyu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Nay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itya Sing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hmed Inshal abbas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aukik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man Raj 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il Sharm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jan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ju Ra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kit Lall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SHUL BANGI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yush Kumar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itanya Agarwal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etana Panday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ebina Murark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ars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yesh Gulabchandani</text:p>
          </table:table-cell>
          <table:table-cell table:style-name="ce4" office:value-type="string" calcext:value-type="string">
            <text:p>Below 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50 - 7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oe Biden</text:p>
          </table:table-cell>
          <table:table-cell table:style-name="ce4" office:value-type="string" calcext:value-type="string">
            <text:p>Above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arishm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eziah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khmichand Wadhwa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llik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man Kothari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kita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yush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cha Das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hiy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low 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a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jay Pareek 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tosh Hegde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thwi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25 - 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ourya sah 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00 - 6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isti</text:p>
          </table:table-cell>
          <table:table-cell table:style-name="ce4" office:value-type="string" calcext:value-type="string">
            <text:p>40 - 5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0 - 45 minutes</text:p>
          </table:table-cell>
          <table:table-cell table:style-name="ce4" office:value-type="string" calcext:value-type="string">
            <text:p>75 - 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ruti </text:p>
          </table:table-cell>
          <table:table-cell table:style-name="ce4" office:value-type="string" calcext:value-type="string">
            <text:p>30 - 4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600 - 9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5 - 6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ipin pareek</text:p>
          </table:table-cell>
          <table:table-cell table:style-name="ce4" office:value-type="string" calcext:value-type="string">
            <text:p>18 - 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200 - 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5 - 30 minutes</text:p>
          </table:table-cell>
          <table:table-cell table:style-name="ce4" office:value-type="string" calcext:value-type="string">
            <text:p>Below 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5"/>
        </table:table-row>
        <table:table-row table:style-name="ro2" table:number-rows-repeated="10481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ta.$A$1" table:cell-range-address="$Data.$A$1:.$H$428"/>
        </table:named-expressions>
      </table:table>
      <table:table table:name="Pivot Table 2" table:style-name="ta2">
        <table:table-column table:style-name="co5" table:number-columns-repeated="1024" table:default-cell-style-name="Default"/>
        <table:table-row table:style-name="ro3">
          <table:table-cell table:style-name="ce5" office:value-type="string" calcext:value-type="string">
            <text:p>Age</text:p>
          </table:table-cell>
          <table:table-cell table:style-name="ce9" office:value-type="string" calcext:value-type="string">
            <text:p>Average - Average delivery fee charged2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18 - 30</text:p>
          </table:table-cell>
          <table:table-cell table:style-name="ce10" office:value-type="float" office:value="51.8771331058021" calcext:value-type="float">
            <text:p>51.877133105802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30 - 40</text:p>
          </table:table-cell>
          <table:table-cell table:style-name="ce11" office:value-type="float" office:value="48.8095238095238" calcext:value-type="float">
            <text:p>48.809523809523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40 - 50</text:p>
          </table:table-cell>
          <table:table-cell table:style-name="ce11" office:value-type="float" office:value="52.3584905660377" calcext:value-type="float">
            <text:p>52.358490566037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bove 50</text:p>
          </table:table-cell>
          <table:table-cell table:style-name="ce11" office:value-type="float" office:value="56.25" calcext:value-type="float">
            <text:p>56.2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elow 18</text:p>
          </table:table-cell>
          <table:table-cell table:style-name="ce12" office:value-type="float" office:value="54.0322580645161" calcext:value-type="float">
            <text:p>54.0322580645161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Total Result</text:p>
          </table:table-cell>
          <table:table-cell table:style-name="ce13" office:value-type="float" office:value="51.8735362997658" calcext:value-type="float">
            <text:p>51.8735362997658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nd" table:style-name="ta3">
        <table:table-column table:style-name="co5" table:number-columns-repeated="1024" table:default-cell-style-name="Default"/>
        <table:table-row table:style-name="ro3">
          <table:table-cell table:style-name="ce14" office:value-type="string" calcext:value-type="string">
            <text:p>Age</text:p>
          </table:table-cell>
          <table:table-cell table:style-name="ce14" office:value-type="string" calcext:value-type="string">
            <text:p>AVERAGE of Average delivery fee charge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Below 18</text:p>
          </table:table-cell>
          <table:table-cell table:style-name="ce14" office:value-type="float" office:value="54.0322580645161" calcext:value-type="float">
            <text:p>54.0322580645161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18 - 30</text:p>
          </table:table-cell>
          <table:table-cell table:style-name="ce14" office:value-type="float" office:value="51.8771331058021" calcext:value-type="float">
            <text:p>51.8771331058021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30 - 40</text:p>
          </table:table-cell>
          <table:table-cell table:style-name="ce14" office:value-type="float" office:value="48.8095238095238" calcext:value-type="float">
            <text:p>48.8095238095238</text:p>
          </table:table-cell>
          <table:table-cell>
            <draw:frame table:end-cell-address="Trend.I23" table:end-x="59.39pt" table:end-y="3.71pt" draw:z-index="0" draw:name="Chart 1" draw:style-name="gr1" draw:text-style-name="P1" svg:width="449.97pt" svg:height="278.22pt" svg:x="19.5pt" svg:y="10.49pt">
              <draw:object draw:notify-on-update-of-ranges="Trend.A2:Trend.A6 Trend.B1:Trend.B1 Trend.B2:Trend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table:end-cell-address="Trend.I23" table:end-x="59.39pt" table:end-y="3.71pt" draw:z-index="1" draw:name="Chart 2" draw:style-name="gr1" draw:text-style-name="P1" svg:width="449.97pt" svg:height="278.22pt" svg:x="19.5pt" svg:y="10.49pt">
              <draw:object draw:notify-on-update-of-ranges="Trend.A2:Trend.A6 Trend.B1:Trend.B1 Trend.B2:Trend.B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table:end-cell-address="Trend.I23" table:end-x="59.39pt" table:end-y="3.71pt" draw:z-index="2" draw:name="Chart 3" draw:style-name="gr1" draw:text-style-name="P1" svg:width="449.97pt" svg:height="278.22pt" svg:x="19.5pt" svg:y="10.49pt">
              <draw:object draw:notify-on-update-of-ranges="Trend.A2:Trend.A6 Trend.B1:Trend.B1 Trend.B2:Trend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40 - 50</text:p>
          </table:table-cell>
          <table:table-cell table:style-name="ce14" office:value-type="float" office:value="52.3584905660377" calcext:value-type="float">
            <text:p>52.3584905660377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Above 50</text:p>
          </table:table-cell>
          <table:table-cell table:style-name="ce14" office:value-type="float" office:value="56.25" calcext:value-type="float">
            <text:p>56.25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Grand Total</text:p>
          </table:table-cell>
          <table:table-cell table:style-name="ce14" office:value-type="float" office:value="51.8735362997658" calcext:value-type="float">
            <text:p>51.8735362997658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4">
        <table:table-column table:style-name="co5" table:number-columns-repeated="1024" table:default-cell-style-name="Default"/>
        <table:table-row table:style-name="ro3">
          <table:table-cell table:style-name="ce5" office:value-type="string" calcext:value-type="string">
            <text:p>Age</text:p>
          </table:table-cell>
          <table:table-cell table:style-name="ce9" office:value-type="string" calcext:value-type="string">
            <text:p>Count - Age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18 - 30</text:p>
          </table:table-cell>
          <table:table-cell table:style-name="ce10" office:value-type="float" office:value="293" calcext:value-type="float">
            <text:p>29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30 - 40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40 - 50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Above 5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Below 18</text:p>
          </table:table-cell>
          <table:table-cell table:style-name="ce12" office:value-type="float" office:value="31" calcext:value-type="float">
            <text:p>31</text:p>
          </table:table-cell>
          <table:table-cell>
            <draw:frame table:end-cell-address="'Pivot Table 1'.J24" table:end-x="3pt" table:end-y="13.46pt" draw:z-index="0" draw:name="Chart 4" draw:style-name="gr1" draw:text-style-name="P1" svg:width="449.97pt" svg:height="278.22pt" svg:x="31.49pt" svg:y="5.24pt">
              <draw:object draw:notify-on-update-of-ranges="'Pivot Table 1'.A2:'Pivot Table 1'.A6 'Pivot Table 1'.B1:'Pivot Table 1'.B1 'Pivot Table 1'.B2:'Pivot Table 1'.B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Total Result</text:p>
          </table:table-cell>
          <table:table-cell table:style-name="ce13" office:value-type="float" office:value="427" calcext:value-type="float">
            <text:p>427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crptive analysis" table:style-name="ta5">
        <table:table-column table:style-name="co5" table:number-columns-repeated="1024" table:default-cell-style-name="Default"/>
        <table:table-row table:style-name="ro3">
          <table:table-cell table:style-name="ce15" office:value-type="string" calcext:value-type="string">
            <text:p>Analysis</text:p>
          </table:table-cell>
          <table:table-cell table:style-name="ce15" office:value-type="string" calcext:value-type="string">
            <text:p>no. of orders 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4" table:formula="of:=AVERAGE([$Data.C$1:.C$1048576])" office:value-type="float" office:value="5.058548009" calcext:value-type="float">
            <text:p>5.058548009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Min</text:p>
          </table:table-cell>
          <table:table-cell table:style-name="ce14" table:formula="of:=MIN([$Data.C$1:.C$1048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Max</text:p>
          </table:table-cell>
          <table:table-cell table:style-name="ce14" table:formula="of:=MAX([$Data.C$1:.C$1048576])" office:value-type="float" office:value="10" calcext:value-type="float">
            <text:p>10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H428" table:display-filter-buttons="true"/>
      </table:database-ranges>
      <table:data-pilot-tables>
        <table:data-pilot-table table:name="Pivot Table 2" table:application-data="" table:target-range-address="'Pivot Table 2'.A1:'Pivot Table 2'.B7" table:buttons="'Pivot Table 2'.A1" table:show-filter-button="false">
          <table:source-cell-range table:cell-range-address="Data.A1:Data.I428"/>
          <table:data-pilot-field table:source-field-name="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ditya aajtak" table:display="true" table:show-details="true"/>
                <table:data-pilot-member table:name="Anish Malhotra" table:display="true" table:show-details="true"/>
                <table:data-pilot-member table:name="Bhawna Mishra " table:display="true" table:show-details="true"/>
                <table:data-pilot-member table:name="Chintak Savla " table:display="true" table:show-details="true"/>
                <table:data-pilot-member table:name="Dev Bafna" table:display="true" table:show-details="true"/>
                <table:data-pilot-member table:name="Dhirendra Pareek" table:display="true" table:show-details="true"/>
                <table:data-pilot-member table:name="Dhyani Munshi" table:display="true" table:show-details="true"/>
                <table:data-pilot-member table:name="Diksha" table:display="true" table:show-details="true"/>
                <table:data-pilot-member table:name="Granthika Amaliya" table:display="true" table:show-details="true"/>
                <table:data-pilot-member table:name="Manglesh Pareek" table:display="true" table:show-details="true"/>
                <table:data-pilot-member table:name="Mehek " table:display="true" table:show-details="true"/>
                <table:data-pilot-member table:name="Naman" table:display="true" table:show-details="true"/>
                <table:data-pilot-member table:name="Neetu Singh Kushwaha" table:display="true" table:show-details="true"/>
                <table:data-pilot-member table:name="Neha Hitesh patel" table:display="true" table:show-details="true"/>
                <table:data-pilot-member table:name="Pragya Jain" table:display="true" table:show-details="true"/>
                <table:data-pilot-member table:name="Reema Gupte" table:display="true" table:show-details="true"/>
                <table:data-pilot-member table:name="Roma Patel" table:display="true" table:show-details="true"/>
                <table:data-pilot-member table:name="Sarika Bhatt" table:display="true" table:show-details="true"/>
                <table:data-pilot-member table:name="Shivani Hande" table:display="true" table:show-details="true"/>
                <table:data-pilot-member table:name="Shlok Parmar" table:display="true" table:show-details="true"/>
                <table:data-pilot-member table:name="Shreya Kar" table:display="true" table:show-details="true"/>
                <table:data-pilot-member table:name="Shubham " table:display="true" table:show-details="true"/>
                <table:data-pilot-member table:name="smitha srinivasa" table:display="true" table:show-details="true"/>
                <table:data-pilot-member table:name="Sunila chanana" table:display="true" table:show-details="true"/>
                <table:data-pilot-member table:name="Uma chandra" table:display="true" table:show-details="true"/>
                <table:data-pilot-member table:name="Vaidehi " table:display="true" table:show-details="true"/>
                <table:data-pilot-member table:name="Vijaya sharma" table:display="true" table:show-details="true"/>
                <table:data-pilot-member table:name="Yukta bansal" table:display="true" table:show-details="true"/>
                <table:data-pilot-member table:name="Aarti Gaikwad" table:display="true" table:show-details="true"/>
                <table:data-pilot-member table:name="Aayushi kumari singh" table:display="true" table:show-details="true"/>
                <table:data-pilot-member table:name="Akshat Shah" table:display="true" table:show-details="true"/>
                <table:data-pilot-member table:name="Akshay Bhatia" table:display="true" table:show-details="true"/>
                <table:data-pilot-member table:name="Aman choubey" table:display="true" table:show-details="true"/>
                <table:data-pilot-member table:name="Aman Tulshyan" table:display="true" table:show-details="true"/>
                <table:data-pilot-member table:name="Amit Agarwal" table:display="true" table:show-details="true"/>
                <table:data-pilot-member table:name="Ankita Bagha" table:display="true" table:show-details="true"/>
                <table:data-pilot-member table:name="Anusha Antin" table:display="true" table:show-details="true"/>
                <table:data-pilot-member table:name="Arshiya Saini" table:display="true" table:show-details="true"/>
                <table:data-pilot-member table:name="Ashok M Purohit " table:display="true" table:show-details="true"/>
                <table:data-pilot-member table:name="Bhawna Kapoor" table:display="true" table:show-details="true"/>
                <table:data-pilot-member table:name="Chandra Chhajer" table:display="true" table:show-details="true"/>
                <table:data-pilot-member table:name="Daksh Bhandari" table:display="true" table:show-details="true"/>
                <table:data-pilot-member table:name="Dhara Rajyaguru" table:display="true" table:show-details="true"/>
                <table:data-pilot-member table:name="Dhruva Rajan Surani" table:display="true" table:show-details="true"/>
                <table:data-pilot-member table:name="diya khetan" table:display="true" table:show-details="true"/>
                <table:data-pilot-member table:name="Durva" table:display="true" table:show-details="true"/>
                <table:data-pilot-member table:name="Esha Shah " table:display="true" table:show-details="true"/>
                <table:data-pilot-member table:name="Govind Swami" table:display="true" table:show-details="true"/>
                <table:data-pilot-member table:name="Hari Subramanian " table:display="true" table:show-details="true"/>
                <table:data-pilot-member table:name="Harsh Shah" table:display="true" table:show-details="true"/>
                <table:data-pilot-member table:name="Isha kenia" table:display="true" table:show-details="true"/>
                <table:data-pilot-member table:name="Keval Momaya" table:display="true" table:show-details="true"/>
                <table:data-pilot-member table:name="Keyuri Talajiya" table:display="true" table:show-details="true"/>
                <table:data-pilot-member table:name="Labdhi Shah" table:display="true" table:show-details="true"/>
                <table:data-pilot-member table:name="Labhanshi Bhathar " table:display="true" table:show-details="true"/>
                <table:data-pilot-member table:name="Maheswara Reddy A" table:display="true" table:show-details="true"/>
                <table:data-pilot-member table:name="Mahima" table:display="true" table:show-details="true"/>
                <table:data-pilot-member table:name="Mamta Meena " table:display="true" table:show-details="true"/>
                <table:data-pilot-member table:name="Mehak Tewatia" table:display="true" table:show-details="true"/>
                <table:data-pilot-member table:name="nand Soni " table:display="true" table:show-details="true"/>
                <table:data-pilot-member table:name="Nandini" table:display="true" table:show-details="true"/>
                <table:data-pilot-member table:name="Neha Maria" table:display="true" table:show-details="true"/>
                <table:data-pilot-member table:name="nidhi agarwal" table:display="true" table:show-details="true"/>
                <table:data-pilot-member table:name="Prisha Bavishi" table:display="true" table:show-details="true"/>
                <table:data-pilot-member table:name="Reeva Nagar" table:display="true" table:show-details="true"/>
                <table:data-pilot-member table:name="Riddhadip Ghosh" table:display="true" table:show-details="true"/>
                <table:data-pilot-member table:name="Rupa Saboo" table:display="true" table:show-details="true"/>
                <table:data-pilot-member table:name="Sachit" table:display="true" table:show-details="true"/>
                <table:data-pilot-member table:name="Saina " table:display="true" table:show-details="true"/>
                <table:data-pilot-member table:name="Sameera Shaikh" table:display="true" table:show-details="true"/>
                <table:data-pilot-member table:name="Sanaa" table:display="true" table:show-details="true"/>
                <table:data-pilot-member table:name="Sanjay" table:display="true" table:show-details="true"/>
                <table:data-pilot-member table:name="Sanyam Beniwal" table:display="true" table:show-details="true"/>
                <table:data-pilot-member table:name="sarah" table:display="true" table:show-details="true"/>
                <table:data-pilot-member table:name="Satish Kumar" table:display="true" table:show-details="true"/>
                <table:data-pilot-member table:name="Shiza alvi " table:display="true" table:show-details="true"/>
                <table:data-pilot-member table:name="shweta " table:display="true" table:show-details="true"/>
                <table:data-pilot-member table:name="Simple varms" table:display="true" table:show-details="true"/>
                <table:data-pilot-member table:name="Sonal Pareek" table:display="true" table:show-details="true"/>
                <table:data-pilot-member table:name="Sonali Singhvi" table:display="true" table:show-details="true"/>
                <table:data-pilot-member table:name="Soumyadeep Dutta" table:display="true" table:show-details="true"/>
                <table:data-pilot-member table:name="Sridevi Verma " table:display="true" table:show-details="true"/>
                <table:data-pilot-member table:name="srikanth" table:display="true" table:show-details="true"/>
                <table:data-pilot-member table:name="Sulagna Sen" table:display="true" table:show-details="true"/>
                <table:data-pilot-member table:name="Sunil" table:display="true" table:show-details="true"/>
                <table:data-pilot-member table:name="Sunita Hazra." table:display="true" table:show-details="true"/>
                <table:data-pilot-member table:name="Suraj Dogra" table:display="true" table:show-details="true"/>
                <table:data-pilot-member table:name="Teesha Gupta" table:display="true" table:show-details="true"/>
                <table:data-pilot-member table:name="Udit mishra" table:display="true" table:show-details="true"/>
                <table:data-pilot-member table:name="Urja Patel" table:display="true" table:show-details="true"/>
                <table:data-pilot-member table:name="Vaibhav Govil" table:display="true" table:show-details="true"/>
                <table:data-pilot-member table:name="Vardhan" table:display="true" table:show-details="true"/>
                <table:data-pilot-member table:name="Yashvardhan Sharma" table:display="true" table:show-details="true"/>
                <table:data-pilot-member table:name="Aakansha Jaiswal" table:display="true" table:show-details="true"/>
                <table:data-pilot-member table:name="Andrea hazra" table:display="true" table:show-details="true"/>
                <table:data-pilot-member table:name="Ansh Khetan" table:display="true" table:show-details="true"/>
                <table:data-pilot-member table:name="Anurag Jain" table:display="true" table:show-details="true"/>
                <table:data-pilot-member table:name="Archie Shaw " table:display="true" table:show-details="true"/>
                <table:data-pilot-member table:name="Asifa Khan" table:display="true" table:show-details="true"/>
                <table:data-pilot-member table:name="Bhavana Jishi" table:display="true" table:show-details="true"/>
                <table:data-pilot-member table:name="Chitra pareek" table:display="true" table:show-details="true"/>
                <table:data-pilot-member table:name="Deepak Agarwal" table:display="true" table:show-details="true"/>
                <table:data-pilot-member table:name="Deepika Deo" table:display="true" table:show-details="true"/>
                <table:data-pilot-member table:name="Dibyadyuti Dutta " table:display="true" table:show-details="true"/>
                <table:data-pilot-member table:name="Divya Siotia" table:display="true" table:show-details="true"/>
                <table:data-pilot-member table:name="Dyuti Bhattacharyya" table:display="true" table:show-details="true"/>
                <table:data-pilot-member table:name="Farheen Shaikh" table:display="true" table:show-details="true"/>
                <table:data-pilot-member table:name="Gautam" table:display="true" table:show-details="true"/>
                <table:data-pilot-member table:name="Kapila purohit" table:display="true" table:show-details="true"/>
                <table:data-pilot-member table:name="Kiran" table:display="true" table:show-details="true"/>
                <table:data-pilot-member table:name="Kiran Kumar Shaw " table:display="true" table:show-details="true"/>
                <table:data-pilot-member table:name="Madhura" table:display="true" table:show-details="true"/>
                <table:data-pilot-member table:name="Muskan Vyas" table:display="true" table:show-details="true"/>
                <table:data-pilot-member table:name="Pranav Agrawal " table:display="true" table:show-details="true"/>
                <table:data-pilot-member table:name="Rohan Suvarna" table:display="true" table:show-details="true"/>
                <table:data-pilot-member table:name="Rohit Jalan" table:display="true" table:show-details="true"/>
                <table:data-pilot-member table:name="Saloni Nirmal" table:display="true" table:show-details="true"/>
                <table:data-pilot-member table:name="Sanyam Iain" table:display="true" table:show-details="true"/>
                <table:data-pilot-member table:name="Satyam Agarwalla" table:display="true" table:show-details="true"/>
                <table:data-pilot-member table:name="Seema " table:display="true" table:show-details="true"/>
                <table:data-pilot-member table:name="Shivangi Goyal" table:display="true" table:show-details="true"/>
                <table:data-pilot-member table:name="Shivani Tiwari" table:display="true" table:show-details="true"/>
                <table:data-pilot-member table:name="shreya agarwal" table:display="true" table:show-details="true"/>
                <table:data-pilot-member table:name="Shreya Soni" table:display="true" table:show-details="true"/>
                <table:data-pilot-member table:name="Shweta kumbhar" table:display="true" table:show-details="true"/>
                <table:data-pilot-member table:name="Soham Parekh" table:display="true" table:show-details="true"/>
                <table:data-pilot-member table:name="taruna pareek" table:display="true" table:show-details="true"/>
                <table:data-pilot-member table:name="Tripti kamboj" table:display="true" table:show-details="true"/>
                <table:data-pilot-member table:name="Uddhav Beriwala" table:display="true" table:show-details="true"/>
                <table:data-pilot-member table:name="Vansh Agarwal " table:display="true" table:show-details="true"/>
                <table:data-pilot-member table:name="Vilina Rupani" table:display="true" table:show-details="true"/>
                <table:data-pilot-member table:name="vishal agarwal" table:display="true" table:show-details="true"/>
                <table:data-pilot-member table:name="Yashasvi Jaiswal" table:display="true" table:show-details="true"/>
                <table:data-pilot-member table:name="Aakarsh Bafna" table:display="true" table:show-details="true"/>
                <table:data-pilot-member table:name="Aastha Agarwal" table:display="true" table:show-details="true"/>
                <table:data-pilot-member table:name="Adarsh Bhandari" table:display="true" table:show-details="true"/>
                <table:data-pilot-member table:name="Aditya Prasad " table:display="true" table:show-details="true"/>
                <table:data-pilot-member table:name="andrew hazra" table:display="true" table:show-details="true"/>
                <table:data-pilot-member table:name="Anisha Singh" table:display="true" table:show-details="true"/>
                <table:data-pilot-member table:name="Anmol Chopra" table:display="true" table:show-details="true"/>
                <table:data-pilot-member table:name="Ayush Sharma" table:display="true" table:show-details="true"/>
                <table:data-pilot-member table:name="Dev Khetan" table:display="true" table:show-details="true"/>
                <table:data-pilot-member table:name="Dhruv Mohta " table:display="true" table:show-details="true"/>
                <table:data-pilot-member table:name="Dhruvi Chhajer" table:display="true" table:show-details="true"/>
                <table:data-pilot-member table:name="Dibyansh Damani" table:display="true" table:show-details="true"/>
                <table:data-pilot-member table:name="Divyansu Agarwal" table:display="true" table:show-details="true"/>
                <table:data-pilot-member table:name="Drishika" table:display="true" table:show-details="true"/>
                <table:data-pilot-member table:name="Esha Mehta" table:display="true" table:show-details="true"/>
                <table:data-pilot-member table:name="Harsh" table:display="true" table:show-details="true"/>
                <table:data-pilot-member table:name="Harshita Saraf" table:display="true" table:show-details="true"/>
                <table:data-pilot-member table:name="JYOTI PAREEK " table:display="true" table:show-details="true"/>
                <table:data-pilot-member table:name="Khushi Mehta" table:display="true" table:show-details="true"/>
                <table:data-pilot-member table:name="Krishna Rastogi" table:display="true" table:show-details="true"/>
                <table:data-pilot-member table:name="Krupali Chheda " table:display="true" table:show-details="true"/>
                <table:data-pilot-member table:name="Mitul" table:display="true" table:show-details="true"/>
                <table:data-pilot-member table:name="Muskan Garg" table:display="true" table:show-details="true"/>
                <table:data-pilot-member table:name="Muthu Lakshmi M" table:display="true" table:show-details="true"/>
                <table:data-pilot-member table:name="Neel Gada" table:display="true" table:show-details="true"/>
                <table:data-pilot-member table:name="Nikunj Hansaria" table:display="true" table:show-details="true"/>
                <table:data-pilot-member table:name="Nirmayi " table:display="true" table:show-details="true"/>
                <table:data-pilot-member table:name="Nisha" table:display="true" table:show-details="true"/>
                <table:data-pilot-member table:name="Ojasvi Agarwal" table:display="true" table:show-details="true"/>
                <table:data-pilot-member table:name="Om" table:display="true" table:show-details="true"/>
                <table:data-pilot-member table:name="Ossi" table:display="true" table:show-details="true"/>
                <table:data-pilot-member table:name="pooja jain" table:display="true" table:show-details="true"/>
                <table:data-pilot-member table:name="Poorvi" table:display="true" table:show-details="true"/>
                <table:data-pilot-member table:name="Prashansha Rathi" table:display="true" table:show-details="true"/>
                <table:data-pilot-member table:name="Prateek Pandey " table:display="true" table:show-details="true"/>
                <table:data-pilot-member table:name="Priyank Kothari " table:display="true" table:show-details="true"/>
                <table:data-pilot-member table:name="RACHIT KHETTRY" table:display="true" table:show-details="true"/>
                <table:data-pilot-member table:name="Rashmi Agarwal" table:display="true" table:show-details="true"/>
                <table:data-pilot-member table:name="Saima" table:display="true" table:show-details="true"/>
                <table:data-pilot-member table:name="Saloni Garg" table:display="true" table:show-details="true"/>
                <table:data-pilot-member table:name="Saniya Malik" table:display="true" table:show-details="true"/>
                <table:data-pilot-member table:name="Shambhavi Agarwal " table:display="true" table:show-details="true"/>
                <table:data-pilot-member table:name="Sharen Menezes " table:display="true" table:show-details="true"/>
                <table:data-pilot-member table:name="Shr1sh" table:display="true" table:show-details="true"/>
                <table:data-pilot-member table:name="SHRISTI AGARWAL" table:display="true" table:show-details="true"/>
                <table:data-pilot-member table:name="Shweta Sharma" table:display="true" table:show-details="true"/>
                <table:data-pilot-member table:name="Siddharth Kabra " table:display="true" table:show-details="true"/>
                <table:data-pilot-member table:name="Siddharth Pareek" table:display="true" table:show-details="true"/>
                <table:data-pilot-member table:name="Sumedh Vinod" table:display="true" table:show-details="true"/>
                <table:data-pilot-member table:name="Swarup Choghale" table:display="true" table:show-details="true"/>
                <table:data-pilot-member table:name="Tanvi Goyal" table:display="true" table:show-details="true"/>
                <table:data-pilot-member table:name="Vanshika Agarwal" table:display="true" table:show-details="true"/>
                <table:data-pilot-member table:name="Vidhi Bhanushali " table:display="true" table:show-details="true"/>
                <table:data-pilot-member table:name="Vijay Viswanathan" table:display="true" table:show-details="true"/>
                <table:data-pilot-member table:name="Zeel" table:display="true" table:show-details="true"/>
                <table:data-pilot-member table:name="Abhishek Gupta" table:display="true" table:show-details="true"/>
                <table:data-pilot-member table:name="Abhradeep Dutta" table:display="true" table:show-details="true"/>
                <table:data-pilot-member table:name="Anamika Garg " table:display="true" table:show-details="true"/>
                <table:data-pilot-member table:name="Anguaathi" table:display="true" table:show-details="true"/>
                <table:data-pilot-member table:name="Ankita Bhati" table:display="true" table:show-details="true"/>
                <table:data-pilot-member table:name="Anmol Kaur " table:display="true" table:show-details="true"/>
                <table:data-pilot-member table:name="Aryan Andrews" table:display="true" table:show-details="true"/>
                <table:data-pilot-member table:name="Aryan Bhatia" table:display="true" table:show-details="true"/>
                <table:data-pilot-member table:name="Ayushi jain" table:display="true" table:show-details="true"/>
                <table:data-pilot-member table:name="Bhumi Kumar" table:display="true" table:show-details="true"/>
                <table:data-pilot-member table:name="Chailen Wadhwa" table:display="true" table:show-details="true"/>
                <table:data-pilot-member table:name="Chaitra Shetty " table:display="true" table:show-details="true"/>
                <table:data-pilot-member table:name="Chirag Agarwal" table:display="true" table:show-details="true"/>
                <table:data-pilot-member table:name="Daksh Sharma" table:display="true" table:show-details="true"/>
                <table:data-pilot-member table:name="Deepak J Pareek" table:display="true" table:show-details="true"/>
                <table:data-pilot-member table:name="Dev Kumar" table:display="true" table:show-details="true"/>
                <table:data-pilot-member table:name="Dhanashree Atul Neema" table:display="true" table:show-details="true"/>
                <table:data-pilot-member table:name="Dipti Lalani " table:display="true" table:show-details="true"/>
                <table:data-pilot-member table:name="Divyesh" table:display="true" table:show-details="true"/>
                <table:data-pilot-member table:name="Eshaan Toshniwal" table:display="true" table:show-details="true"/>
                <table:data-pilot-member table:name="Gitank Nijhawan" table:display="true" table:show-details="true"/>
                <table:data-pilot-member table:name="Hitarth" table:display="true" table:show-details="true"/>
                <table:data-pilot-member table:name="Honey purohit " table:display="true" table:show-details="true"/>
                <table:data-pilot-member table:name="Hrithik Bhakat" table:display="true" table:show-details="true"/>
                <table:data-pilot-member table:name="Juhi Mahour" table:display="true" table:show-details="true"/>
                <table:data-pilot-member table:name="Kainat Bano" table:display="true" table:show-details="true"/>
                <table:data-pilot-member table:name="Karishma Singh" table:display="true" table:show-details="true"/>
                <table:data-pilot-member table:name="Kavita Pareek " table:display="true" table:show-details="true"/>
                <table:data-pilot-member table:name="khushi " table:display="true" table:show-details="true"/>
                <table:data-pilot-member table:name="Krina Ruparelia" table:display="true" table:show-details="true"/>
                <table:data-pilot-member table:name="Luv Ranilawala" table:display="true" table:show-details="true"/>
                <table:data-pilot-member table:name="Maanav" table:display="true" table:show-details="true"/>
                <table:data-pilot-member table:name="Mahita Saini" table:display="true" table:show-details="true"/>
                <table:data-pilot-member table:name="Mamta saraf" table:display="true" table:show-details="true"/>
                <table:data-pilot-member table:name="Mohak" table:display="true" table:show-details="true"/>
                <table:data-pilot-member table:name="Mohit Bhatowa " table:display="true" table:show-details="true"/>
                <table:data-pilot-member table:name="Naina Abhani" table:display="true" table:show-details="true"/>
                <table:data-pilot-member table:name="Nayan" table:display="true" table:show-details="true"/>
                <table:data-pilot-member table:name="Nikhil Pareek" table:display="true" table:show-details="true"/>
                <table:data-pilot-member table:name="Nimisha Bukrediwala" table:display="true" table:show-details="true"/>
                <table:data-pilot-member table:name="Parul Jaiman" table:display="true" table:show-details="true"/>
                <table:data-pilot-member table:name="Pranjal " table:display="true" table:show-details="true"/>
                <table:data-pilot-member table:name="Pransul Singrodia" table:display="true" table:show-details="true"/>
                <table:data-pilot-member table:name="Preksha Dugar" table:display="true" table:show-details="true"/>
                <table:data-pilot-member table:name="Pritish" table:display="true" table:show-details="true"/>
                <table:data-pilot-member table:name="Priya Pareek" table:display="true" table:show-details="true"/>
                <table:data-pilot-member table:name="Rand " table:display="true" table:show-details="true"/>
                <table:data-pilot-member table:name="Ruchi Kumari " table:display="true" table:show-details="true"/>
                <table:data-pilot-member table:name="Rupa Gaur" table:display="true" table:show-details="true"/>
                <table:data-pilot-member table:name="Sahil" table:display="true" table:show-details="true"/>
                <table:data-pilot-member table:name="Saksham Arora" table:display="true" table:show-details="true"/>
                <table:data-pilot-member table:name="Sakshi  Pandey" table:display="true" table:show-details="true"/>
                <table:data-pilot-member table:name="SAMKIT RAJ CHHAJER" table:display="true" table:show-details="true"/>
                <table:data-pilot-member table:name="Samridh" table:display="true" table:show-details="true"/>
                <table:data-pilot-member table:name="Sanika Walke" table:display="true" table:show-details="true"/>
                <table:data-pilot-member table:name="Sanskar jain" table:display="true" table:show-details="true"/>
                <table:data-pilot-member table:name="Sarthak Bhasin" table:display="true" table:show-details="true"/>
                <table:data-pilot-member table:name="Shivam Khaitan" table:display="true" table:show-details="true"/>
                <table:data-pilot-member table:name="Shreya Sahai " table:display="true" table:show-details="true"/>
                <table:data-pilot-member table:name="Shreysee Sharma" table:display="true" table:show-details="true"/>
                <table:data-pilot-member table:name="Shyambhavi Mishra " table:display="true" table:show-details="true"/>
                <table:data-pilot-member table:name="Soumyadeep" table:display="true" table:show-details="true"/>
                <table:data-pilot-member table:name="Sriya Agrawal" table:display="true" table:show-details="true"/>
                <table:data-pilot-member table:name="Suraj Prakash " table:display="true" table:show-details="true"/>
                <table:data-pilot-member table:name="Sweta Dani" table:display="true" table:show-details="true"/>
                <table:data-pilot-member table:name="Tina busa " table:display="true" table:show-details="true"/>
                <table:data-pilot-member table:name="Varnima " table:display="true" table:show-details="true"/>
                <table:data-pilot-member table:name="Varsha Rai" table:display="true" table:show-details="true"/>
                <table:data-pilot-member table:name="vir acharya" table:display="true" table:show-details="true"/>
                <table:data-pilot-member table:name="Vishwa" table:display="true" table:show-details="true"/>
                <table:data-pilot-member table:name="Aassve Shah" table:display="true" table:show-details="true"/>
                <table:data-pilot-member table:name="Aastha kedia" table:display="true" table:show-details="true"/>
                <table:data-pilot-member table:name="Akanksha Rai" table:display="true" table:show-details="true"/>
                <table:data-pilot-member table:name="Anitadeora" table:display="true" table:show-details="true"/>
                <table:data-pilot-member table:name="Ansu Gurung" table:display="true" table:show-details="true"/>
                <table:data-pilot-member table:name="Ashish Joshi" table:display="true" table:show-details="true"/>
                <table:data-pilot-member table:name="Bhavana Johanna" table:display="true" table:show-details="true"/>
                <table:data-pilot-member table:name="Chanchal Mohta" table:display="true" table:show-details="true"/>
                <table:data-pilot-member table:name="Chandrakala Purohit" table:display="true" table:show-details="true"/>
                <table:data-pilot-member table:name="Deepti Lokhande" table:display="true" table:show-details="true"/>
                <table:data-pilot-member table:name="Devesh Baria" table:display="true" table:show-details="true"/>
                <table:data-pilot-member table:name="Devika barik" table:display="true" table:show-details="true"/>
                <table:data-pilot-member table:name="Dimple Parikh" table:display="true" table:show-details="true"/>
                <table:data-pilot-member table:name="Ekta Sehgal" table:display="true" table:show-details="true"/>
                <table:data-pilot-member table:name="Ishita" table:display="true" table:show-details="true"/>
                <table:data-pilot-member table:name="Keshav agarwal" table:display="true" table:show-details="true"/>
                <table:data-pilot-member table:name="Kiran Pareek" table:display="true" table:show-details="true"/>
                <table:data-pilot-member table:name="Madhu" table:display="true" table:show-details="true"/>
                <table:data-pilot-member table:name="Mamta" table:display="true" table:show-details="true"/>
                <table:data-pilot-member table:name="manav" table:display="true" table:show-details="true"/>
                <table:data-pilot-member table:name="Meghna " table:display="true" table:show-details="true"/>
                <table:data-pilot-member table:name="Mohammad Aamir" table:display="true" table:show-details="true"/>
                <table:data-pilot-member table:name="Monika malhotra" table:display="true" table:show-details="true"/>
                <table:data-pilot-member table:name="Muskan udat" table:display="true" table:show-details="true"/>
                <table:data-pilot-member table:name="palak" table:display="true" table:show-details="true"/>
                <table:data-pilot-member table:name="Poonam Chhabra" table:display="true" table:show-details="true"/>
                <table:data-pilot-member table:name="Praney Pareek" table:display="true" table:show-details="true"/>
                <table:data-pilot-member table:name="Priyanka Pareek " table:display="true" table:show-details="true"/>
                <table:data-pilot-member table:name="Raghul S" table:display="true" table:show-details="true"/>
                <table:data-pilot-member table:name="Ria Irani " table:display="true" table:show-details="true"/>
                <table:data-pilot-member table:name="Rutika Chhajer " table:display="true" table:show-details="true"/>
                <table:data-pilot-member table:name="S.Subasree Iyer" table:display="true" table:show-details="true"/>
                <table:data-pilot-member table:name="SARTHAK SHANKHDHAR" table:display="true" table:show-details="true"/>
                <table:data-pilot-member table:name="Sarvesh Agarwal " table:display="true" table:show-details="true"/>
                <table:data-pilot-member table:name="SHIVANI THAPLIYAL " table:display="true" table:show-details="true"/>
                <table:data-pilot-member table:name="Shlok" table:display="true" table:show-details="true"/>
                <table:data-pilot-member table:name="Shubham Pareek " table:display="true" table:show-details="true"/>
                <table:data-pilot-member table:name="Sneha agarwal" table:display="true" table:show-details="true"/>
                <table:data-pilot-member table:name="Tvisha Shah" table:display="true" table:show-details="true"/>
                <table:data-pilot-member table:name="Vanishtha choudhary" table:display="true" table:show-details="true"/>
                <table:data-pilot-member table:name="Vasav Shah" table:display="true" table:show-details="true"/>
                <table:data-pilot-member table:name="Viraj Pasupuleti " table:display="true" table:show-details="true"/>
                <table:data-pilot-member table:name="Aditya Murarka" table:display="true" table:show-details="true"/>
                <table:data-pilot-member table:name="akshay kedia" table:display="true" table:show-details="true"/>
                <table:data-pilot-member table:name="Arya Patil" table:display="true" table:show-details="true"/>
                <table:data-pilot-member table:name="Chiran Jain" table:display="true" table:show-details="true"/>
                <table:data-pilot-member table:name="Dawood Ansari " table:display="true" table:show-details="true"/>
                <table:data-pilot-member table:name="Drishti Chhajer" table:display="true" table:show-details="true"/>
                <table:data-pilot-member table:name="Garima Sharma" table:display="true" table:show-details="true"/>
                <table:data-pilot-member table:name="gunisha" table:display="true" table:show-details="true"/>
                <table:data-pilot-member table:name="Harjeet" table:display="true" table:show-details="true"/>
                <table:data-pilot-member table:name="Komal" table:display="true" table:show-details="true"/>
                <table:data-pilot-member table:name="Krishna Mandawewala" table:display="true" table:show-details="true"/>
                <table:data-pilot-member table:name="Kriti " table:display="true" table:show-details="true"/>
                <table:data-pilot-member table:name="Krunal shah" table:display="true" table:show-details="true"/>
                <table:data-pilot-member table:name="Maulik Rane" table:display="true" table:show-details="true"/>
                <table:data-pilot-member table:name="Naveen " table:display="true" table:show-details="true"/>
                <table:data-pilot-member table:name="Nayan Goel Modi" table:display="true" table:show-details="true"/>
                <table:data-pilot-member table:name="Prashant modi" table:display="true" table:show-details="true"/>
                <table:data-pilot-member table:name="Revati Bansal" table:display="true" table:show-details="true"/>
                <table:data-pilot-member table:name="Udesh" table:display="true" table:show-details="true"/>
                <table:data-pilot-member table:name="Vaibhavi jalota" table:display="true" table:show-details="true"/>
                <table:data-pilot-member table:name="Viraj Sharda" table:display="true" table:show-details="true"/>
                <table:data-pilot-member table:name="Vishesh Agarwal" table:display="true" table:show-details="true"/>
                <table:data-pilot-member table:name="Vishnupriya" table:display="true" table:show-details="true"/>
                <table:data-pilot-member table:name="Yash Hemani" table:display="true" table:show-details="true"/>
                <table:data-pilot-member table:name="Yatharth Ghorawat" table:display="true" table:show-details="true"/>
                <table:data-pilot-member table:name="Yogesh Pareek" table:display="true" table:show-details="true"/>
                <table:data-pilot-member table:name="Aakshita Jain" table:display="true" table:show-details="true"/>
                <table:data-pilot-member table:name="Aavishkar Anil Pareek" table:display="true" table:show-details="true"/>
                <table:data-pilot-member table:name="Aayushi Patel" table:display="true" table:show-details="true"/>
                <table:data-pilot-member table:name="Aditya Rathi" table:display="true" table:show-details="true"/>
                <table:data-pilot-member table:name="Anamika Rajput" table:display="true" table:show-details="true"/>
                <table:data-pilot-member table:name="Anika Ali" table:display="true" table:show-details="true"/>
                <table:data-pilot-member table:name="Anisha Moondra" table:display="true" table:show-details="true"/>
                <table:data-pilot-member table:name="Anita Gupta " table:display="true" table:show-details="true"/>
                <table:data-pilot-member table:name="Annu Mishra" table:display="true" table:show-details="true"/>
                <table:data-pilot-member table:name="Arsh Marwah" table:display="true" table:show-details="true"/>
                <table:data-pilot-member table:name="Avanti Goenka" table:display="true" table:show-details="true"/>
                <table:data-pilot-member table:name="Charvi Joshi" table:display="true" table:show-details="true"/>
                <table:data-pilot-member table:name="Dhruv" table:display="true" table:show-details="true"/>
                <table:data-pilot-member table:name="Harsh Sheth" table:display="true" table:show-details="true"/>
                <table:data-pilot-member table:name="Himani Purohit" table:display="true" table:show-details="true"/>
                <table:data-pilot-member table:name="Hridam baid" table:display="true" table:show-details="true"/>
                <table:data-pilot-member table:name="Khushi bansal" table:display="true" table:show-details="true"/>
                <table:data-pilot-member table:name="Krishna Agarwal" table:display="true" table:show-details="true"/>
                <table:data-pilot-member table:name="Madhumita Chakraborty" table:display="true" table:show-details="true"/>
                <table:data-pilot-member table:name="Mansi " table:display="true" table:show-details="true"/>
                <table:data-pilot-member table:name="Mayankita " table:display="true" table:show-details="true"/>
                <table:data-pilot-member table:name="Mona" table:display="true" table:show-details="true"/>
                <table:data-pilot-member table:name="Monica Alphonso" table:display="true" table:show-details="true"/>
                <table:data-pilot-member table:name="Mrunal Hanbar " table:display="true" table:show-details="true"/>
                <table:data-pilot-member table:name="naina " table:display="true" table:show-details="true"/>
                <table:data-pilot-member table:name="Naveen S" table:display="true" table:show-details="true"/>
                <table:data-pilot-member table:name="Neha Jain" table:display="true" table:show-details="true"/>
                <table:data-pilot-member table:name="Nikhil Pareek " table:display="true" table:show-details="true"/>
                <table:data-pilot-member table:name="Pradeep pareek" table:display="true" table:show-details="true"/>
                <table:data-pilot-member table:name="Pratyusha Mondal " table:display="true" table:show-details="true"/>
                <table:data-pilot-member table:name="Preeti pareek" table:display="true" table:show-details="true"/>
                <table:data-pilot-member table:name="RG" table:display="true" table:show-details="true"/>
                <table:data-pilot-member table:name="riya" table:display="true" table:show-details="true"/>
                <table:data-pilot-member table:name="Ruchira roy" table:display="true" table:show-details="true"/>
                <table:data-pilot-member table:name="Ruchita Sudhala" table:display="true" table:show-details="true"/>
                <table:data-pilot-member table:name="Sahar Patel" table:display="true" table:show-details="true"/>
                <table:data-pilot-member table:name="Sangeeta" table:display="true" table:show-details="true"/>
                <table:data-pilot-member table:name="Satyam Sen" table:display="true" table:show-details="true"/>
                <table:data-pilot-member table:name="Shaunak Kedia" table:display="true" table:show-details="true"/>
                <table:data-pilot-member table:name="Shivam Murarka" table:display="true" table:show-details="true"/>
                <table:data-pilot-member table:name="Shraddha jaiswal " table:display="true" table:show-details="true"/>
                <table:data-pilot-member table:name="Shubh Pratap Singh" table:display="true" table:show-details="true"/>
                <table:data-pilot-member table:name="Akul Bhatia" table:display="true" table:show-details="true"/>
                <table:data-pilot-member table:name="Archita Tripathi" table:display="true" table:show-details="true"/>
                <table:data-pilot-member table:name="Dhrtikab" table:display="true" table:show-details="true"/>
                <table:data-pilot-member table:name="Dhwaj Sonigra" table:display="true" table:show-details="true"/>
                <table:data-pilot-member table:name="Fahad Shaikh" table:display="true" table:show-details="true"/>
                <table:data-pilot-member table:name="Immanuelle Rao" table:display="true" table:show-details="true"/>
                <table:data-pilot-member table:name="Jinal" table:display="true" table:show-details="true"/>
                <table:data-pilot-member table:name="Keya Gandhi" table:display="true" table:show-details="true"/>
                <table:data-pilot-member table:name="Manvi" table:display="true" table:show-details="true"/>
                <table:data-pilot-member table:name="Priya sanganeria" table:display="true" table:show-details="true"/>
                <table:data-pilot-member table:name="Riddhi" table:display="true" table:show-details="true"/>
                <table:data-pilot-member table:name="Rohit Pandit" table:display="true" table:show-details="true"/>
                <table:data-pilot-member table:name="Saad" table:display="true" table:show-details="true"/>
                <table:data-pilot-member table:name="Sadhana Rao" table:display="true" table:show-details="true"/>
                <table:data-pilot-member table:name="Sara " table:display="true" table:show-details="true"/>
                <table:data-pilot-member table:name="Sharan jerajani" table:display="true" table:show-details="true"/>
                <table:data-pilot-member table:name="Aayush Pareek" table:display="true" table:show-details="true"/>
                <table:data-pilot-member table:name="Abhimanyu " table:display="true" table:show-details="true"/>
                <table:data-pilot-member table:name="Aditya Nayal" table:display="true" table:show-details="true"/>
                <table:data-pilot-member table:name="Aditya Singh" table:display="true" table:show-details="true"/>
                <table:data-pilot-member table:name="Ahmed Inshal abbas " table:display="true" table:show-details="true"/>
                <table:data-pilot-member table:name="Alaukik Agarwal" table:display="true" table:show-details="true"/>
                <table:data-pilot-member table:name="Aman Raj " table:display="true" table:show-details="true"/>
                <table:data-pilot-member table:name="Anil Sharma" table:display="true" table:show-details="true"/>
                <table:data-pilot-member table:name="Anjana Agarwal" table:display="true" table:show-details="true"/>
                <table:data-pilot-member table:name="Anju Rai" table:display="true" table:show-details="true"/>
                <table:data-pilot-member table:name="Ankit Lall" table:display="true" table:show-details="true"/>
                <table:data-pilot-member table:name="ANSHUL BANGIA" table:display="true" table:show-details="true"/>
                <table:data-pilot-member table:name="Ayush Kumar" table:display="true" table:show-details="true"/>
                <table:data-pilot-member table:name="Chaitanya Agarwal" table:display="true" table:show-details="true"/>
                <table:data-pilot-member table:name="Chetana Panday" table:display="true" table:show-details="true"/>
                <table:data-pilot-member table:name="Deebina Murarka" table:display="true" table:show-details="true"/>
                <table:data-pilot-member table:name="Jayesh Gulabchandani" table:display="true" table:show-details="true"/>
                <table:data-pilot-member table:name="Joe Biden" table:display="true" table:show-details="true"/>
                <table:data-pilot-member table:name="Karishma" table:display="true" table:show-details="true"/>
                <table:data-pilot-member table:name="Keziah " table:display="true" table:show-details="true"/>
                <table:data-pilot-member table:name="Lakhmichand Wadhwa" table:display="true" table:show-details="true"/>
                <table:data-pilot-member table:name="Mallika " table:display="true" table:show-details="true"/>
                <table:data-pilot-member table:name="Naman Kothari" table:display="true" table:show-details="true"/>
                <table:data-pilot-member table:name="Nikita" table:display="true" table:show-details="true"/>
                <table:data-pilot-member table:name="Piyush" table:display="true" table:show-details="true"/>
                <table:data-pilot-member table:name="Richa Das" table:display="true" table:show-details="true"/>
                <table:data-pilot-member table:name="Rohiy" table:display="true" table:show-details="true"/>
                <table:data-pilot-member table:name="Sana " table:display="true" table:show-details="true"/>
                <table:data-pilot-member table:name="Sanjay Pareek " table:display="true" table:show-details="true"/>
                <table:data-pilot-member table:name="Santosh Hegde" table:display="true" table:show-details="true"/>
                <table:data-pilot-member table:name="Sathwik" table:display="true" table:show-details="true"/>
                <table:data-pilot-member table:name="Shourya sah " table:display="true" table:show-details="true"/>
                <table:data-pilot-member table:name="Shristi" table:display="true" table:show-details="true"/>
                <table:data-pilot-member table:name="Shruti " table:display="true" table:show-details="true"/>
                <table:data-pilot-member table:name="Vipin pareek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. of orders in a mont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ect of Covid-19 on food ordering habi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order val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0 - 600" table:display="true" table:show-details="true"/>
                <table:data-pilot-member table:name="Below 300" table:display="true" table:show-details="true"/>
                <table:data-pilot-member table:name="600 - 900" table:display="true" table:show-details="true"/>
                <table:data-pilot-member table:name="1200 - 1500" table:display="true" table:show-details="true"/>
                <table:data-pilot-member table:name="900 - 12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eference for online payment method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delivery ti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 - 45 minutes" table:display="true" table:show-details="true"/>
                <table:data-pilot-member table:name="15 - 30 minutes" table:display="true" table:show-details="true"/>
                <table:data-pilot-member table:name="45 - 60 minutes" table:display="true" table:show-details="true"/>
                <table:data-pilot-member table:name="60 - 75 minut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delivery fee charg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5 - 50" table:display="true" table:show-details="true"/>
                <table:data-pilot-member table:name="50 - 75" table:display="true" table:show-details="true"/>
                <table:data-pilot-member table:name="75 - 100" table:display="true" table:show-details="true"/>
                <table:data-pilot-member table:name="Below 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 - 30" table:display="true" table:show-details="true"/>
                <table:data-pilot-member table:name="30 - 40" table:display="true" table:show-details="true"/>
                <table:data-pilot-member table:name="40 - 50" table:display="true" table:show-details="true"/>
                <table:data-pilot-member table:name="Above 50" table:display="true" table:show-details="true"/>
                <table:data-pilot-member table:name="Below 18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 delivery fee charged2" table:orientation="hidden" table:used-hierarchy="-1" table:function="auto">
            <table:data-pilot-level calcext:repeat-item-labels="false">
              <table:data-pilot-members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  <table:data-pilot-member table:name="25" table:display="true" table:show-details="true"/>
              </table:data-pilot-members>
            </table:data-pilot-level>
          </table:data-pilot-field>
          <table:data-pilot-field table:source-field-name="Average delivery fee charged2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 1" table:application-data="" table:target-range-address="'Pivot Table 1'.A1:'Pivot Table 1'.B7" table:buttons="'Pivot Table 1'.A1" table:show-filter-button="false">
          <table:source-cell-range table:cell-range-address="Data.A1:Data.I428"/>
          <table:data-pilot-field table:source-field-name="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ditya aajtak" table:display="true" table:show-details="true"/>
                <table:data-pilot-member table:name="Anish Malhotra" table:display="true" table:show-details="true"/>
                <table:data-pilot-member table:name="Bhawna Mishra " table:display="true" table:show-details="true"/>
                <table:data-pilot-member table:name="Chintak Savla " table:display="true" table:show-details="true"/>
                <table:data-pilot-member table:name="Dev Bafna" table:display="true" table:show-details="true"/>
                <table:data-pilot-member table:name="Dhirendra Pareek" table:display="true" table:show-details="true"/>
                <table:data-pilot-member table:name="Dhyani Munshi" table:display="true" table:show-details="true"/>
                <table:data-pilot-member table:name="Diksha" table:display="true" table:show-details="true"/>
                <table:data-pilot-member table:name="Granthika Amaliya" table:display="true" table:show-details="true"/>
                <table:data-pilot-member table:name="Manglesh Pareek" table:display="true" table:show-details="true"/>
                <table:data-pilot-member table:name="Mehek " table:display="true" table:show-details="true"/>
                <table:data-pilot-member table:name="Naman" table:display="true" table:show-details="true"/>
                <table:data-pilot-member table:name="Neetu Singh Kushwaha" table:display="true" table:show-details="true"/>
                <table:data-pilot-member table:name="Neha Hitesh patel" table:display="true" table:show-details="true"/>
                <table:data-pilot-member table:name="Pragya Jain" table:display="true" table:show-details="true"/>
                <table:data-pilot-member table:name="Reema Gupte" table:display="true" table:show-details="true"/>
                <table:data-pilot-member table:name="Roma Patel" table:display="true" table:show-details="true"/>
                <table:data-pilot-member table:name="Sarika Bhatt" table:display="true" table:show-details="true"/>
                <table:data-pilot-member table:name="Shivani Hande" table:display="true" table:show-details="true"/>
                <table:data-pilot-member table:name="Shlok Parmar" table:display="true" table:show-details="true"/>
                <table:data-pilot-member table:name="Shreya Kar" table:display="true" table:show-details="true"/>
                <table:data-pilot-member table:name="Shubham " table:display="true" table:show-details="true"/>
                <table:data-pilot-member table:name="smitha srinivasa" table:display="true" table:show-details="true"/>
                <table:data-pilot-member table:name="Sunila chanana" table:display="true" table:show-details="true"/>
                <table:data-pilot-member table:name="Uma chandra" table:display="true" table:show-details="true"/>
                <table:data-pilot-member table:name="Vaidehi " table:display="true" table:show-details="true"/>
                <table:data-pilot-member table:name="Vijaya sharma" table:display="true" table:show-details="true"/>
                <table:data-pilot-member table:name="Yukta bansal" table:display="true" table:show-details="true"/>
                <table:data-pilot-member table:name="Aarti Gaikwad" table:display="true" table:show-details="true"/>
                <table:data-pilot-member table:name="Aayushi kumari singh" table:display="true" table:show-details="true"/>
                <table:data-pilot-member table:name="Akshat Shah" table:display="true" table:show-details="true"/>
                <table:data-pilot-member table:name="Akshay Bhatia" table:display="true" table:show-details="true"/>
                <table:data-pilot-member table:name="Aman choubey" table:display="true" table:show-details="true"/>
                <table:data-pilot-member table:name="Aman Tulshyan" table:display="true" table:show-details="true"/>
                <table:data-pilot-member table:name="Amit Agarwal" table:display="true" table:show-details="true"/>
                <table:data-pilot-member table:name="Ankita Bagha" table:display="true" table:show-details="true"/>
                <table:data-pilot-member table:name="Anusha Antin" table:display="true" table:show-details="true"/>
                <table:data-pilot-member table:name="Arshiya Saini" table:display="true" table:show-details="true"/>
                <table:data-pilot-member table:name="Ashok M Purohit " table:display="true" table:show-details="true"/>
                <table:data-pilot-member table:name="Bhawna Kapoor" table:display="true" table:show-details="true"/>
                <table:data-pilot-member table:name="Chandra Chhajer" table:display="true" table:show-details="true"/>
                <table:data-pilot-member table:name="Daksh Bhandari" table:display="true" table:show-details="true"/>
                <table:data-pilot-member table:name="Dhara Rajyaguru" table:display="true" table:show-details="true"/>
                <table:data-pilot-member table:name="Dhruva Rajan Surani" table:display="true" table:show-details="true"/>
                <table:data-pilot-member table:name="diya khetan" table:display="true" table:show-details="true"/>
                <table:data-pilot-member table:name="Durva" table:display="true" table:show-details="true"/>
                <table:data-pilot-member table:name="Esha Shah " table:display="true" table:show-details="true"/>
                <table:data-pilot-member table:name="Govind Swami" table:display="true" table:show-details="true"/>
                <table:data-pilot-member table:name="Hari Subramanian " table:display="true" table:show-details="true"/>
                <table:data-pilot-member table:name="Harsh Shah" table:display="true" table:show-details="true"/>
                <table:data-pilot-member table:name="Isha kenia" table:display="true" table:show-details="true"/>
                <table:data-pilot-member table:name="Keval Momaya" table:display="true" table:show-details="true"/>
                <table:data-pilot-member table:name="Keyuri Talajiya" table:display="true" table:show-details="true"/>
                <table:data-pilot-member table:name="Labdhi Shah" table:display="true" table:show-details="true"/>
                <table:data-pilot-member table:name="Labhanshi Bhathar " table:display="true" table:show-details="true"/>
                <table:data-pilot-member table:name="Maheswara Reddy A" table:display="true" table:show-details="true"/>
                <table:data-pilot-member table:name="Mahima" table:display="true" table:show-details="true"/>
                <table:data-pilot-member table:name="Mamta Meena " table:display="true" table:show-details="true"/>
                <table:data-pilot-member table:name="Mehak Tewatia" table:display="true" table:show-details="true"/>
                <table:data-pilot-member table:name="nand Soni " table:display="true" table:show-details="true"/>
                <table:data-pilot-member table:name="Nandini" table:display="true" table:show-details="true"/>
                <table:data-pilot-member table:name="Neha Maria" table:display="true" table:show-details="true"/>
                <table:data-pilot-member table:name="nidhi agarwal" table:display="true" table:show-details="true"/>
                <table:data-pilot-member table:name="Prisha Bavishi" table:display="true" table:show-details="true"/>
                <table:data-pilot-member table:name="Reeva Nagar" table:display="true" table:show-details="true"/>
                <table:data-pilot-member table:name="Riddhadip Ghosh" table:display="true" table:show-details="true"/>
                <table:data-pilot-member table:name="Rupa Saboo" table:display="true" table:show-details="true"/>
                <table:data-pilot-member table:name="Sachit" table:display="true" table:show-details="true"/>
                <table:data-pilot-member table:name="Saina " table:display="true" table:show-details="true"/>
                <table:data-pilot-member table:name="Sameera Shaikh" table:display="true" table:show-details="true"/>
                <table:data-pilot-member table:name="Sanaa" table:display="true" table:show-details="true"/>
                <table:data-pilot-member table:name="Sanjay" table:display="true" table:show-details="true"/>
                <table:data-pilot-member table:name="Sanyam Beniwal" table:display="true" table:show-details="true"/>
                <table:data-pilot-member table:name="sarah" table:display="true" table:show-details="true"/>
                <table:data-pilot-member table:name="Satish Kumar" table:display="true" table:show-details="true"/>
                <table:data-pilot-member table:name="Shiza alvi " table:display="true" table:show-details="true"/>
                <table:data-pilot-member table:name="shweta " table:display="true" table:show-details="true"/>
                <table:data-pilot-member table:name="Simple varms" table:display="true" table:show-details="true"/>
                <table:data-pilot-member table:name="Sonal Pareek" table:display="true" table:show-details="true"/>
                <table:data-pilot-member table:name="Sonali Singhvi" table:display="true" table:show-details="true"/>
                <table:data-pilot-member table:name="Soumyadeep Dutta" table:display="true" table:show-details="true"/>
                <table:data-pilot-member table:name="Sridevi Verma " table:display="true" table:show-details="true"/>
                <table:data-pilot-member table:name="srikanth" table:display="true" table:show-details="true"/>
                <table:data-pilot-member table:name="Sulagna Sen" table:display="true" table:show-details="true"/>
                <table:data-pilot-member table:name="Sunil" table:display="true" table:show-details="true"/>
                <table:data-pilot-member table:name="Sunita Hazra." table:display="true" table:show-details="true"/>
                <table:data-pilot-member table:name="Suraj Dogra" table:display="true" table:show-details="true"/>
                <table:data-pilot-member table:name="Teesha Gupta" table:display="true" table:show-details="true"/>
                <table:data-pilot-member table:name="Udit mishra" table:display="true" table:show-details="true"/>
                <table:data-pilot-member table:name="Urja Patel" table:display="true" table:show-details="true"/>
                <table:data-pilot-member table:name="Vaibhav Govil" table:display="true" table:show-details="true"/>
                <table:data-pilot-member table:name="Vardhan" table:display="true" table:show-details="true"/>
                <table:data-pilot-member table:name="Yashvardhan Sharma" table:display="true" table:show-details="true"/>
                <table:data-pilot-member table:name="Aakansha Jaiswal" table:display="true" table:show-details="true"/>
                <table:data-pilot-member table:name="Andrea hazra" table:display="true" table:show-details="true"/>
                <table:data-pilot-member table:name="Ansh Khetan" table:display="true" table:show-details="true"/>
                <table:data-pilot-member table:name="Anurag Jain" table:display="true" table:show-details="true"/>
                <table:data-pilot-member table:name="Archie Shaw " table:display="true" table:show-details="true"/>
                <table:data-pilot-member table:name="Asifa Khan" table:display="true" table:show-details="true"/>
                <table:data-pilot-member table:name="Bhavana Jishi" table:display="true" table:show-details="true"/>
                <table:data-pilot-member table:name="Chitra pareek" table:display="true" table:show-details="true"/>
                <table:data-pilot-member table:name="Deepak Agarwal" table:display="true" table:show-details="true"/>
                <table:data-pilot-member table:name="Deepika Deo" table:display="true" table:show-details="true"/>
                <table:data-pilot-member table:name="Dibyadyuti Dutta " table:display="true" table:show-details="true"/>
                <table:data-pilot-member table:name="Divya Siotia" table:display="true" table:show-details="true"/>
                <table:data-pilot-member table:name="Dyuti Bhattacharyya" table:display="true" table:show-details="true"/>
                <table:data-pilot-member table:name="Farheen Shaikh" table:display="true" table:show-details="true"/>
                <table:data-pilot-member table:name="Gautam" table:display="true" table:show-details="true"/>
                <table:data-pilot-member table:name="Kapila purohit" table:display="true" table:show-details="true"/>
                <table:data-pilot-member table:name="Kiran" table:display="true" table:show-details="true"/>
                <table:data-pilot-member table:name="Kiran Kumar Shaw " table:display="true" table:show-details="true"/>
                <table:data-pilot-member table:name="Madhura" table:display="true" table:show-details="true"/>
                <table:data-pilot-member table:name="Muskan Vyas" table:display="true" table:show-details="true"/>
                <table:data-pilot-member table:name="Pranav Agrawal " table:display="true" table:show-details="true"/>
                <table:data-pilot-member table:name="Rohan Suvarna" table:display="true" table:show-details="true"/>
                <table:data-pilot-member table:name="Rohit Jalan" table:display="true" table:show-details="true"/>
                <table:data-pilot-member table:name="Saloni Nirmal" table:display="true" table:show-details="true"/>
                <table:data-pilot-member table:name="Sanyam Iain" table:display="true" table:show-details="true"/>
                <table:data-pilot-member table:name="Satyam Agarwalla" table:display="true" table:show-details="true"/>
                <table:data-pilot-member table:name="Seema " table:display="true" table:show-details="true"/>
                <table:data-pilot-member table:name="Shivangi Goyal" table:display="true" table:show-details="true"/>
                <table:data-pilot-member table:name="Shivani Tiwari" table:display="true" table:show-details="true"/>
                <table:data-pilot-member table:name="shreya agarwal" table:display="true" table:show-details="true"/>
                <table:data-pilot-member table:name="Shreya Soni" table:display="true" table:show-details="true"/>
                <table:data-pilot-member table:name="Shweta kumbhar" table:display="true" table:show-details="true"/>
                <table:data-pilot-member table:name="Soham Parekh" table:display="true" table:show-details="true"/>
                <table:data-pilot-member table:name="taruna pareek" table:display="true" table:show-details="true"/>
                <table:data-pilot-member table:name="Tripti kamboj" table:display="true" table:show-details="true"/>
                <table:data-pilot-member table:name="Uddhav Beriwala" table:display="true" table:show-details="true"/>
                <table:data-pilot-member table:name="Vansh Agarwal " table:display="true" table:show-details="true"/>
                <table:data-pilot-member table:name="Vilina Rupani" table:display="true" table:show-details="true"/>
                <table:data-pilot-member table:name="vishal agarwal" table:display="true" table:show-details="true"/>
                <table:data-pilot-member table:name="Yashasvi Jaiswal" table:display="true" table:show-details="true"/>
                <table:data-pilot-member table:name="Aakarsh Bafna" table:display="true" table:show-details="true"/>
                <table:data-pilot-member table:name="Aastha Agarwal" table:display="true" table:show-details="true"/>
                <table:data-pilot-member table:name="Adarsh Bhandari" table:display="true" table:show-details="true"/>
                <table:data-pilot-member table:name="Aditya Prasad " table:display="true" table:show-details="true"/>
                <table:data-pilot-member table:name="andrew hazra" table:display="true" table:show-details="true"/>
                <table:data-pilot-member table:name="Anisha Singh" table:display="true" table:show-details="true"/>
                <table:data-pilot-member table:name="Anmol Chopra" table:display="true" table:show-details="true"/>
                <table:data-pilot-member table:name="Ayush Sharma" table:display="true" table:show-details="true"/>
                <table:data-pilot-member table:name="Dev Khetan" table:display="true" table:show-details="true"/>
                <table:data-pilot-member table:name="Dhruv Mohta " table:display="true" table:show-details="true"/>
                <table:data-pilot-member table:name="Dhruvi Chhajer" table:display="true" table:show-details="true"/>
                <table:data-pilot-member table:name="Dibyansh Damani" table:display="true" table:show-details="true"/>
                <table:data-pilot-member table:name="Divyansu Agarwal" table:display="true" table:show-details="true"/>
                <table:data-pilot-member table:name="Drishika" table:display="true" table:show-details="true"/>
                <table:data-pilot-member table:name="Esha Mehta" table:display="true" table:show-details="true"/>
                <table:data-pilot-member table:name="Harsh" table:display="true" table:show-details="true"/>
                <table:data-pilot-member table:name="Harshita Saraf" table:display="true" table:show-details="true"/>
                <table:data-pilot-member table:name="JYOTI PAREEK " table:display="true" table:show-details="true"/>
                <table:data-pilot-member table:name="Khushi Mehta" table:display="true" table:show-details="true"/>
                <table:data-pilot-member table:name="Krishna Rastogi" table:display="true" table:show-details="true"/>
                <table:data-pilot-member table:name="Krupali Chheda " table:display="true" table:show-details="true"/>
                <table:data-pilot-member table:name="Mitul" table:display="true" table:show-details="true"/>
                <table:data-pilot-member table:name="Muskan Garg" table:display="true" table:show-details="true"/>
                <table:data-pilot-member table:name="Muthu Lakshmi M" table:display="true" table:show-details="true"/>
                <table:data-pilot-member table:name="Neel Gada" table:display="true" table:show-details="true"/>
                <table:data-pilot-member table:name="Nikunj Hansaria" table:display="true" table:show-details="true"/>
                <table:data-pilot-member table:name="Nirmayi " table:display="true" table:show-details="true"/>
                <table:data-pilot-member table:name="Nisha" table:display="true" table:show-details="true"/>
                <table:data-pilot-member table:name="Ojasvi Agarwal" table:display="true" table:show-details="true"/>
                <table:data-pilot-member table:name="Om" table:display="true" table:show-details="true"/>
                <table:data-pilot-member table:name="Ossi" table:display="true" table:show-details="true"/>
                <table:data-pilot-member table:name="pooja jain" table:display="true" table:show-details="true"/>
                <table:data-pilot-member table:name="Poorvi" table:display="true" table:show-details="true"/>
                <table:data-pilot-member table:name="Prashansha Rathi" table:display="true" table:show-details="true"/>
                <table:data-pilot-member table:name="Prateek Pandey " table:display="true" table:show-details="true"/>
                <table:data-pilot-member table:name="Priyank Kothari " table:display="true" table:show-details="true"/>
                <table:data-pilot-member table:name="RACHIT KHETTRY" table:display="true" table:show-details="true"/>
                <table:data-pilot-member table:name="Rashmi Agarwal" table:display="true" table:show-details="true"/>
                <table:data-pilot-member table:name="Saima" table:display="true" table:show-details="true"/>
                <table:data-pilot-member table:name="Saloni Garg" table:display="true" table:show-details="true"/>
                <table:data-pilot-member table:name="Saniya Malik" table:display="true" table:show-details="true"/>
                <table:data-pilot-member table:name="Shambhavi Agarwal " table:display="true" table:show-details="true"/>
                <table:data-pilot-member table:name="Sharen Menezes " table:display="true" table:show-details="true"/>
                <table:data-pilot-member table:name="Shr1sh" table:display="true" table:show-details="true"/>
                <table:data-pilot-member table:name="SHRISTI AGARWAL" table:display="true" table:show-details="true"/>
                <table:data-pilot-member table:name="Shweta Sharma" table:display="true" table:show-details="true"/>
                <table:data-pilot-member table:name="Siddharth Kabra " table:display="true" table:show-details="true"/>
                <table:data-pilot-member table:name="Siddharth Pareek" table:display="true" table:show-details="true"/>
                <table:data-pilot-member table:name="Sumedh Vinod" table:display="true" table:show-details="true"/>
                <table:data-pilot-member table:name="Swarup Choghale" table:display="true" table:show-details="true"/>
                <table:data-pilot-member table:name="Tanvi Goyal" table:display="true" table:show-details="true"/>
                <table:data-pilot-member table:name="Vanshika Agarwal" table:display="true" table:show-details="true"/>
                <table:data-pilot-member table:name="Vidhi Bhanushali " table:display="true" table:show-details="true"/>
                <table:data-pilot-member table:name="Vijay Viswanathan" table:display="true" table:show-details="true"/>
                <table:data-pilot-member table:name="Zeel" table:display="true" table:show-details="true"/>
                <table:data-pilot-member table:name="Abhishek Gupta" table:display="true" table:show-details="true"/>
                <table:data-pilot-member table:name="Abhradeep Dutta" table:display="true" table:show-details="true"/>
                <table:data-pilot-member table:name="Anamika Garg " table:display="true" table:show-details="true"/>
                <table:data-pilot-member table:name="Anguaathi" table:display="true" table:show-details="true"/>
                <table:data-pilot-member table:name="Ankita Bhati" table:display="true" table:show-details="true"/>
                <table:data-pilot-member table:name="Anmol Kaur " table:display="true" table:show-details="true"/>
                <table:data-pilot-member table:name="Aryan Andrews" table:display="true" table:show-details="true"/>
                <table:data-pilot-member table:name="Aryan Bhatia" table:display="true" table:show-details="true"/>
                <table:data-pilot-member table:name="Ayushi jain" table:display="true" table:show-details="true"/>
                <table:data-pilot-member table:name="Bhumi Kumar" table:display="true" table:show-details="true"/>
                <table:data-pilot-member table:name="Chailen Wadhwa" table:display="true" table:show-details="true"/>
                <table:data-pilot-member table:name="Chaitra Shetty " table:display="true" table:show-details="true"/>
                <table:data-pilot-member table:name="Chirag Agarwal" table:display="true" table:show-details="true"/>
                <table:data-pilot-member table:name="Daksh Sharma" table:display="true" table:show-details="true"/>
                <table:data-pilot-member table:name="Deepak J Pareek" table:display="true" table:show-details="true"/>
                <table:data-pilot-member table:name="Dev Kumar" table:display="true" table:show-details="true"/>
                <table:data-pilot-member table:name="Dhanashree Atul Neema" table:display="true" table:show-details="true"/>
                <table:data-pilot-member table:name="Dipti Lalani " table:display="true" table:show-details="true"/>
                <table:data-pilot-member table:name="Divyesh" table:display="true" table:show-details="true"/>
                <table:data-pilot-member table:name="Eshaan Toshniwal" table:display="true" table:show-details="true"/>
                <table:data-pilot-member table:name="Gitank Nijhawan" table:display="true" table:show-details="true"/>
                <table:data-pilot-member table:name="Hitarth" table:display="true" table:show-details="true"/>
                <table:data-pilot-member table:name="Honey purohit " table:display="true" table:show-details="true"/>
                <table:data-pilot-member table:name="Hrithik Bhakat" table:display="true" table:show-details="true"/>
                <table:data-pilot-member table:name="Juhi Mahour" table:display="true" table:show-details="true"/>
                <table:data-pilot-member table:name="Kainat Bano" table:display="true" table:show-details="true"/>
                <table:data-pilot-member table:name="Karishma Singh" table:display="true" table:show-details="true"/>
                <table:data-pilot-member table:name="Kavita Pareek " table:display="true" table:show-details="true"/>
                <table:data-pilot-member table:name="khushi " table:display="true" table:show-details="true"/>
                <table:data-pilot-member table:name="Krina Ruparelia" table:display="true" table:show-details="true"/>
                <table:data-pilot-member table:name="Luv Ranilawala" table:display="true" table:show-details="true"/>
                <table:data-pilot-member table:name="Maanav" table:display="true" table:show-details="true"/>
                <table:data-pilot-member table:name="Mahita Saini" table:display="true" table:show-details="true"/>
                <table:data-pilot-member table:name="Mamta saraf" table:display="true" table:show-details="true"/>
                <table:data-pilot-member table:name="Mohak" table:display="true" table:show-details="true"/>
                <table:data-pilot-member table:name="Mohit Bhatowa " table:display="true" table:show-details="true"/>
                <table:data-pilot-member table:name="Naina Abhani" table:display="true" table:show-details="true"/>
                <table:data-pilot-member table:name="Nayan" table:display="true" table:show-details="true"/>
                <table:data-pilot-member table:name="Nikhil Pareek" table:display="true" table:show-details="true"/>
                <table:data-pilot-member table:name="Nimisha Bukrediwala" table:display="true" table:show-details="true"/>
                <table:data-pilot-member table:name="Parul Jaiman" table:display="true" table:show-details="true"/>
                <table:data-pilot-member table:name="Pranjal " table:display="true" table:show-details="true"/>
                <table:data-pilot-member table:name="Pransul Singrodia" table:display="true" table:show-details="true"/>
                <table:data-pilot-member table:name="Preksha Dugar" table:display="true" table:show-details="true"/>
                <table:data-pilot-member table:name="Pritish" table:display="true" table:show-details="true"/>
                <table:data-pilot-member table:name="Priya Pareek" table:display="true" table:show-details="true"/>
                <table:data-pilot-member table:name="Rand " table:display="true" table:show-details="true"/>
                <table:data-pilot-member table:name="Ruchi Kumari " table:display="true" table:show-details="true"/>
                <table:data-pilot-member table:name="Rupa Gaur" table:display="true" table:show-details="true"/>
                <table:data-pilot-member table:name="Sahil" table:display="true" table:show-details="true"/>
                <table:data-pilot-member table:name="Saksham Arora" table:display="true" table:show-details="true"/>
                <table:data-pilot-member table:name="Sakshi  Pandey" table:display="true" table:show-details="true"/>
                <table:data-pilot-member table:name="SAMKIT RAJ CHHAJER" table:display="true" table:show-details="true"/>
                <table:data-pilot-member table:name="Samridh" table:display="true" table:show-details="true"/>
                <table:data-pilot-member table:name="Sanika Walke" table:display="true" table:show-details="true"/>
                <table:data-pilot-member table:name="Sanskar jain" table:display="true" table:show-details="true"/>
                <table:data-pilot-member table:name="Sarthak Bhasin" table:display="true" table:show-details="true"/>
                <table:data-pilot-member table:name="Shivam Khaitan" table:display="true" table:show-details="true"/>
                <table:data-pilot-member table:name="Shreya Sahai " table:display="true" table:show-details="true"/>
                <table:data-pilot-member table:name="Shreysee Sharma" table:display="true" table:show-details="true"/>
                <table:data-pilot-member table:name="Shyambhavi Mishra " table:display="true" table:show-details="true"/>
                <table:data-pilot-member table:name="Soumyadeep" table:display="true" table:show-details="true"/>
                <table:data-pilot-member table:name="Sriya Agrawal" table:display="true" table:show-details="true"/>
                <table:data-pilot-member table:name="Suraj Prakash " table:display="true" table:show-details="true"/>
                <table:data-pilot-member table:name="Sweta Dani" table:display="true" table:show-details="true"/>
                <table:data-pilot-member table:name="Tina busa " table:display="true" table:show-details="true"/>
                <table:data-pilot-member table:name="Varnima " table:display="true" table:show-details="true"/>
                <table:data-pilot-member table:name="Varsha Rai" table:display="true" table:show-details="true"/>
                <table:data-pilot-member table:name="vir acharya" table:display="true" table:show-details="true"/>
                <table:data-pilot-member table:name="Vishwa" table:display="true" table:show-details="true"/>
                <table:data-pilot-member table:name="Aassve Shah" table:display="true" table:show-details="true"/>
                <table:data-pilot-member table:name="Aastha kedia" table:display="true" table:show-details="true"/>
                <table:data-pilot-member table:name="Akanksha Rai" table:display="true" table:show-details="true"/>
                <table:data-pilot-member table:name="Anitadeora" table:display="true" table:show-details="true"/>
                <table:data-pilot-member table:name="Ansu Gurung" table:display="true" table:show-details="true"/>
                <table:data-pilot-member table:name="Ashish Joshi" table:display="true" table:show-details="true"/>
                <table:data-pilot-member table:name="Bhavana Johanna" table:display="true" table:show-details="true"/>
                <table:data-pilot-member table:name="Chanchal Mohta" table:display="true" table:show-details="true"/>
                <table:data-pilot-member table:name="Chandrakala Purohit" table:display="true" table:show-details="true"/>
                <table:data-pilot-member table:name="Deepti Lokhande" table:display="true" table:show-details="true"/>
                <table:data-pilot-member table:name="Devesh Baria" table:display="true" table:show-details="true"/>
                <table:data-pilot-member table:name="Devika barik" table:display="true" table:show-details="true"/>
                <table:data-pilot-member table:name="Dimple Parikh" table:display="true" table:show-details="true"/>
                <table:data-pilot-member table:name="Ekta Sehgal" table:display="true" table:show-details="true"/>
                <table:data-pilot-member table:name="Ishita" table:display="true" table:show-details="true"/>
                <table:data-pilot-member table:name="Keshav agarwal" table:display="true" table:show-details="true"/>
                <table:data-pilot-member table:name="Kiran Pareek" table:display="true" table:show-details="true"/>
                <table:data-pilot-member table:name="Madhu" table:display="true" table:show-details="true"/>
                <table:data-pilot-member table:name="Mamta" table:display="true" table:show-details="true"/>
                <table:data-pilot-member table:name="manav" table:display="true" table:show-details="true"/>
                <table:data-pilot-member table:name="Meghna " table:display="true" table:show-details="true"/>
                <table:data-pilot-member table:name="Mohammad Aamir" table:display="true" table:show-details="true"/>
                <table:data-pilot-member table:name="Monika malhotra" table:display="true" table:show-details="true"/>
                <table:data-pilot-member table:name="Muskan udat" table:display="true" table:show-details="true"/>
                <table:data-pilot-member table:name="palak" table:display="true" table:show-details="true"/>
                <table:data-pilot-member table:name="Poonam Chhabra" table:display="true" table:show-details="true"/>
                <table:data-pilot-member table:name="Praney Pareek" table:display="true" table:show-details="true"/>
                <table:data-pilot-member table:name="Priyanka Pareek " table:display="true" table:show-details="true"/>
                <table:data-pilot-member table:name="Raghul S" table:display="true" table:show-details="true"/>
                <table:data-pilot-member table:name="Ria Irani " table:display="true" table:show-details="true"/>
                <table:data-pilot-member table:name="Rutika Chhajer " table:display="true" table:show-details="true"/>
                <table:data-pilot-member table:name="S.Subasree Iyer" table:display="true" table:show-details="true"/>
                <table:data-pilot-member table:name="SARTHAK SHANKHDHAR" table:display="true" table:show-details="true"/>
                <table:data-pilot-member table:name="Sarvesh Agarwal " table:display="true" table:show-details="true"/>
                <table:data-pilot-member table:name="SHIVANI THAPLIYAL " table:display="true" table:show-details="true"/>
                <table:data-pilot-member table:name="Shlok" table:display="true" table:show-details="true"/>
                <table:data-pilot-member table:name="Shubham Pareek " table:display="true" table:show-details="true"/>
                <table:data-pilot-member table:name="Sneha agarwal" table:display="true" table:show-details="true"/>
                <table:data-pilot-member table:name="Tvisha Shah" table:display="true" table:show-details="true"/>
                <table:data-pilot-member table:name="Vanishtha choudhary" table:display="true" table:show-details="true"/>
                <table:data-pilot-member table:name="Vasav Shah" table:display="true" table:show-details="true"/>
                <table:data-pilot-member table:name="Viraj Pasupuleti " table:display="true" table:show-details="true"/>
                <table:data-pilot-member table:name="Aditya Murarka" table:display="true" table:show-details="true"/>
                <table:data-pilot-member table:name="akshay kedia" table:display="true" table:show-details="true"/>
                <table:data-pilot-member table:name="Arya Patil" table:display="true" table:show-details="true"/>
                <table:data-pilot-member table:name="Chiran Jain" table:display="true" table:show-details="true"/>
                <table:data-pilot-member table:name="Dawood Ansari " table:display="true" table:show-details="true"/>
                <table:data-pilot-member table:name="Drishti Chhajer" table:display="true" table:show-details="true"/>
                <table:data-pilot-member table:name="Garima Sharma" table:display="true" table:show-details="true"/>
                <table:data-pilot-member table:name="gunisha" table:display="true" table:show-details="true"/>
                <table:data-pilot-member table:name="Harjeet" table:display="true" table:show-details="true"/>
                <table:data-pilot-member table:name="Komal" table:display="true" table:show-details="true"/>
                <table:data-pilot-member table:name="Krishna Mandawewala" table:display="true" table:show-details="true"/>
                <table:data-pilot-member table:name="Kriti " table:display="true" table:show-details="true"/>
                <table:data-pilot-member table:name="Krunal shah" table:display="true" table:show-details="true"/>
                <table:data-pilot-member table:name="Maulik Rane" table:display="true" table:show-details="true"/>
                <table:data-pilot-member table:name="Naveen " table:display="true" table:show-details="true"/>
                <table:data-pilot-member table:name="Nayan Goel Modi" table:display="true" table:show-details="true"/>
                <table:data-pilot-member table:name="Prashant modi" table:display="true" table:show-details="true"/>
                <table:data-pilot-member table:name="Revati Bansal" table:display="true" table:show-details="true"/>
                <table:data-pilot-member table:name="Udesh" table:display="true" table:show-details="true"/>
                <table:data-pilot-member table:name="Vaibhavi jalota" table:display="true" table:show-details="true"/>
                <table:data-pilot-member table:name="Viraj Sharda" table:display="true" table:show-details="true"/>
                <table:data-pilot-member table:name="Vishesh Agarwal" table:display="true" table:show-details="true"/>
                <table:data-pilot-member table:name="Vishnupriya" table:display="true" table:show-details="true"/>
                <table:data-pilot-member table:name="Yash Hemani" table:display="true" table:show-details="true"/>
                <table:data-pilot-member table:name="Yatharth Ghorawat" table:display="true" table:show-details="true"/>
                <table:data-pilot-member table:name="Yogesh Pareek" table:display="true" table:show-details="true"/>
                <table:data-pilot-member table:name="Aakshita Jain" table:display="true" table:show-details="true"/>
                <table:data-pilot-member table:name="Aavishkar Anil Pareek" table:display="true" table:show-details="true"/>
                <table:data-pilot-member table:name="Aayushi Patel" table:display="true" table:show-details="true"/>
                <table:data-pilot-member table:name="Aditya Rathi" table:display="true" table:show-details="true"/>
                <table:data-pilot-member table:name="Anamika Rajput" table:display="true" table:show-details="true"/>
                <table:data-pilot-member table:name="Anika Ali" table:display="true" table:show-details="true"/>
                <table:data-pilot-member table:name="Anisha Moondra" table:display="true" table:show-details="true"/>
                <table:data-pilot-member table:name="Anita Gupta " table:display="true" table:show-details="true"/>
                <table:data-pilot-member table:name="Annu Mishra" table:display="true" table:show-details="true"/>
                <table:data-pilot-member table:name="Arsh Marwah" table:display="true" table:show-details="true"/>
                <table:data-pilot-member table:name="Avanti Goenka" table:display="true" table:show-details="true"/>
                <table:data-pilot-member table:name="Charvi Joshi" table:display="true" table:show-details="true"/>
                <table:data-pilot-member table:name="Dhruv" table:display="true" table:show-details="true"/>
                <table:data-pilot-member table:name="Harsh Sheth" table:display="true" table:show-details="true"/>
                <table:data-pilot-member table:name="Himani Purohit" table:display="true" table:show-details="true"/>
                <table:data-pilot-member table:name="Hridam baid" table:display="true" table:show-details="true"/>
                <table:data-pilot-member table:name="Khushi bansal" table:display="true" table:show-details="true"/>
                <table:data-pilot-member table:name="Krishna Agarwal" table:display="true" table:show-details="true"/>
                <table:data-pilot-member table:name="Madhumita Chakraborty" table:display="true" table:show-details="true"/>
                <table:data-pilot-member table:name="Mansi " table:display="true" table:show-details="true"/>
                <table:data-pilot-member table:name="Mayankita " table:display="true" table:show-details="true"/>
                <table:data-pilot-member table:name="Mona" table:display="true" table:show-details="true"/>
                <table:data-pilot-member table:name="Monica Alphonso" table:display="true" table:show-details="true"/>
                <table:data-pilot-member table:name="Mrunal Hanbar " table:display="true" table:show-details="true"/>
                <table:data-pilot-member table:name="naina " table:display="true" table:show-details="true"/>
                <table:data-pilot-member table:name="Naveen S" table:display="true" table:show-details="true"/>
                <table:data-pilot-member table:name="Neha Jain" table:display="true" table:show-details="true"/>
                <table:data-pilot-member table:name="Nikhil Pareek " table:display="true" table:show-details="true"/>
                <table:data-pilot-member table:name="Pradeep pareek" table:display="true" table:show-details="true"/>
                <table:data-pilot-member table:name="Pratyusha Mondal " table:display="true" table:show-details="true"/>
                <table:data-pilot-member table:name="Preeti pareek" table:display="true" table:show-details="true"/>
                <table:data-pilot-member table:name="RG" table:display="true" table:show-details="true"/>
                <table:data-pilot-member table:name="riya" table:display="true" table:show-details="true"/>
                <table:data-pilot-member table:name="Ruchira roy" table:display="true" table:show-details="true"/>
                <table:data-pilot-member table:name="Ruchita Sudhala" table:display="true" table:show-details="true"/>
                <table:data-pilot-member table:name="Sahar Patel" table:display="true" table:show-details="true"/>
                <table:data-pilot-member table:name="Sangeeta" table:display="true" table:show-details="true"/>
                <table:data-pilot-member table:name="Satyam Sen" table:display="true" table:show-details="true"/>
                <table:data-pilot-member table:name="Shaunak Kedia" table:display="true" table:show-details="true"/>
                <table:data-pilot-member table:name="Shivam Murarka" table:display="true" table:show-details="true"/>
                <table:data-pilot-member table:name="Shraddha jaiswal " table:display="true" table:show-details="true"/>
                <table:data-pilot-member table:name="Shubh Pratap Singh" table:display="true" table:show-details="true"/>
                <table:data-pilot-member table:name="Akul Bhatia" table:display="true" table:show-details="true"/>
                <table:data-pilot-member table:name="Archita Tripathi" table:display="true" table:show-details="true"/>
                <table:data-pilot-member table:name="Dhrtikab" table:display="true" table:show-details="true"/>
                <table:data-pilot-member table:name="Dhwaj Sonigra" table:display="true" table:show-details="true"/>
                <table:data-pilot-member table:name="Fahad Shaikh" table:display="true" table:show-details="true"/>
                <table:data-pilot-member table:name="Immanuelle Rao" table:display="true" table:show-details="true"/>
                <table:data-pilot-member table:name="Jinal" table:display="true" table:show-details="true"/>
                <table:data-pilot-member table:name="Keya Gandhi" table:display="true" table:show-details="true"/>
                <table:data-pilot-member table:name="Manvi" table:display="true" table:show-details="true"/>
                <table:data-pilot-member table:name="Priya sanganeria" table:display="true" table:show-details="true"/>
                <table:data-pilot-member table:name="Riddhi" table:display="true" table:show-details="true"/>
                <table:data-pilot-member table:name="Rohit Pandit" table:display="true" table:show-details="true"/>
                <table:data-pilot-member table:name="Saad" table:display="true" table:show-details="true"/>
                <table:data-pilot-member table:name="Sadhana Rao" table:display="true" table:show-details="true"/>
                <table:data-pilot-member table:name="Sara " table:display="true" table:show-details="true"/>
                <table:data-pilot-member table:name="Sharan jerajani" table:display="true" table:show-details="true"/>
                <table:data-pilot-member table:name="Aayush Pareek" table:display="true" table:show-details="true"/>
                <table:data-pilot-member table:name="Abhimanyu " table:display="true" table:show-details="true"/>
                <table:data-pilot-member table:name="Aditya Nayal" table:display="true" table:show-details="true"/>
                <table:data-pilot-member table:name="Aditya Singh" table:display="true" table:show-details="true"/>
                <table:data-pilot-member table:name="Ahmed Inshal abbas " table:display="true" table:show-details="true"/>
                <table:data-pilot-member table:name="Alaukik Agarwal" table:display="true" table:show-details="true"/>
                <table:data-pilot-member table:name="Aman Raj " table:display="true" table:show-details="true"/>
                <table:data-pilot-member table:name="Anil Sharma" table:display="true" table:show-details="true"/>
                <table:data-pilot-member table:name="Anjana Agarwal" table:display="true" table:show-details="true"/>
                <table:data-pilot-member table:name="Anju Rai" table:display="true" table:show-details="true"/>
                <table:data-pilot-member table:name="Ankit Lall" table:display="true" table:show-details="true"/>
                <table:data-pilot-member table:name="ANSHUL BANGIA" table:display="true" table:show-details="true"/>
                <table:data-pilot-member table:name="Ayush Kumar" table:display="true" table:show-details="true"/>
                <table:data-pilot-member table:name="Chaitanya Agarwal" table:display="true" table:show-details="true"/>
                <table:data-pilot-member table:name="Chetana Panday" table:display="true" table:show-details="true"/>
                <table:data-pilot-member table:name="Deebina Murarka" table:display="true" table:show-details="true"/>
                <table:data-pilot-member table:name="Jayesh Gulabchandani" table:display="true" table:show-details="true"/>
                <table:data-pilot-member table:name="Joe Biden" table:display="true" table:show-details="true"/>
                <table:data-pilot-member table:name="Karishma" table:display="true" table:show-details="true"/>
                <table:data-pilot-member table:name="Keziah " table:display="true" table:show-details="true"/>
                <table:data-pilot-member table:name="Lakhmichand Wadhwa" table:display="true" table:show-details="true"/>
                <table:data-pilot-member table:name="Mallika " table:display="true" table:show-details="true"/>
                <table:data-pilot-member table:name="Naman Kothari" table:display="true" table:show-details="true"/>
                <table:data-pilot-member table:name="Nikita" table:display="true" table:show-details="true"/>
                <table:data-pilot-member table:name="Piyush" table:display="true" table:show-details="true"/>
                <table:data-pilot-member table:name="Richa Das" table:display="true" table:show-details="true"/>
                <table:data-pilot-member table:name="Rohiy" table:display="true" table:show-details="true"/>
                <table:data-pilot-member table:name="Sana " table:display="true" table:show-details="true"/>
                <table:data-pilot-member table:name="Sanjay Pareek " table:display="true" table:show-details="true"/>
                <table:data-pilot-member table:name="Santosh Hegde" table:display="true" table:show-details="true"/>
                <table:data-pilot-member table:name="Sathwik" table:display="true" table:show-details="true"/>
                <table:data-pilot-member table:name="Shourya sah " table:display="true" table:show-details="true"/>
                <table:data-pilot-member table:name="Shristi" table:display="true" table:show-details="true"/>
                <table:data-pilot-member table:name="Shruti " table:display="true" table:show-details="true"/>
                <table:data-pilot-member table:name="Vipin pareek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. of orders in a mont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ect of Covid-19 on food ordering habi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order val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0 - 600" table:display="true" table:show-details="true"/>
                <table:data-pilot-member table:name="Below 300" table:display="true" table:show-details="true"/>
                <table:data-pilot-member table:name="600 - 900" table:display="true" table:show-details="true"/>
                <table:data-pilot-member table:name="1200 - 1500" table:display="true" table:show-details="true"/>
                <table:data-pilot-member table:name="900 - 12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eference for online payment method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delivery ti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 - 45 minutes" table:display="true" table:show-details="true"/>
                <table:data-pilot-member table:name="15 - 30 minutes" table:display="true" table:show-details="true"/>
                <table:data-pilot-member table:name="45 - 60 minutes" table:display="true" table:show-details="true"/>
                <table:data-pilot-member table:name="60 - 75 minut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delivery fee charg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5 - 50" table:display="true" table:show-details="true"/>
                <table:data-pilot-member table:name="50 - 75" table:display="true" table:show-details="true"/>
                <table:data-pilot-member table:name="75 - 100" table:display="true" table:show-details="true"/>
                <table:data-pilot-member table:name="Below 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erage delivery fee charged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 - 30" table:display="true" table:show-details="true"/>
                <table:data-pilot-member table:name="30 - 40" table:display="true" table:show-details="true"/>
                <table:data-pilot-member table:name="40 - 50" table:display="true" table:show-details="true"/>
                <table:data-pilot-member table:name="Above 50" table:display="true" table:show-details="true"/>
                <table:data-pilot-member table:name="Below 18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erage delivery fee charged2" table:orientation="hidden" table:used-hierarchy="-1" table:function="auto">
            <table:data-pilot-level calcext:repeat-item-labels="false">
              <table:data-pilot-members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  <table:data-pilot-member table:name="25" table:display="true" table:show-details="true"/>
              </table:data-pilot-members>
            </table:data-pilot-level>
          </table:data-pilot-field>
          <table:data-pilot-field table:source-field-name="Ag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 - 30" table:display="true" table:show-details="true"/>
                <table:data-pilot-member table:name="30 - 40" table:display="true" table:show-details="true"/>
                <table:data-pilot-member table:name="40 - 50" table:display="true" table:show-details="true"/>
                <table:data-pilot-member table:name="Above 50" table:display="true" table:show-details="true"/>
                <table:data-pilot-member table:name="Below 18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2" style:display-name="PageStyle_Pivot Tab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end" style:display-name="PageStyle_Tren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scrptive_20_analysis" style:display-name="PageStyle_Descrptive analys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902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3.745cm" style:legend-expansion="high" chart:style-name="ch2"/>
        <chart:plot-area chart:style-name="ch3" table:cell-range-address="Trend.A1:Trend.B6" chart:data-source-has-labels="both" svg:x="1.324cm" svg:y="0.196cm" svg:width="12.13cm" svg:height="8.447cm">
          <chartooo:coordinate-region svg:x="1.795cm" svg:y="0.369cm" svg:width="11.659cm" svg:height="7.83cm"/>
          <chart:axis chart:dimension="x" chart:name="primary-x" chart:style-name="ch4" chartooo:axis-type="text">
            <chart:title svg:x="7.06cm" svg:y="8.839cm" chart:style-name="ch5">
              <text:p>Age</text:p>
            </chart:title>
            <chart:categories table:cell-range-address="Trend.A2:Trend.A6"/>
          </chart:axis>
          <chart:axis chart:dimension="y" chart:name="primary-y" chart:style-name="ch6">
            <chart:title svg:x="0.451cm" svg:y="7.38cm" chart:style-name="ch7">
              <text:p>AVERAGE of Average delivery fee charged</text:p>
            </chart:title>
            <chart:grid chart:style-name="ch8" chart:class="major"/>
          </chart:axis>
          <chart:series chart:style-name="ch9" chart:values-cell-range-address="Trend.B2:Trend.B6" chart:label-cell-address="Trend.B1:Trend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f Average delivery fee charged</text:p>
                <draw:g>
                  <svg:desc>Trend.B1:Tren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18</text:p>
                <draw:g>
                  <svg:desc>Trend.A2:Trend.A6</svg:desc>
                </draw:g>
              </table:table-cell>
              <table:table-cell office:value-type="float" office:value="54.0322580645161">
                <text:p>54.0322580645161</text:p>
                <draw:g>
                  <svg:desc>Trend.B2:Trend.B6</svg:desc>
                </draw:g>
              </table:table-cell>
            </table:table-row>
            <table:table-row>
              <table:table-cell office:value-type="string">
                <text:p>18 - 30</text:p>
              </table:table-cell>
              <table:table-cell office:value-type="float" office:value="51.8771331058021">
                <text:p>51.8771331058021</text:p>
              </table:table-cell>
            </table:table-row>
            <table:table-row>
              <table:table-cell office:value-type="string">
                <text:p>30 - 40</text:p>
              </table:table-cell>
              <table:table-cell office:value-type="float" office:value="48.8095238095238">
                <text:p>48.8095238095238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52.3584905660377">
                <text:p>52.3584905660377</text:p>
              </table:table-cell>
            </table:table-row>
            <table:table-row>
              <table:table-cell office:value-type="string">
                <text:p>Above 50</text:p>
              </table:table-cell>
              <table:table-cell office:value-type="float" office:value="56.25">
                <text:p>5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472c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771cm" svg:y="3.745cm" style:legend-expansion="high" chart:style-name="ch2"/>
        <chart:plot-area chart:style-name="ch3" table:cell-range-address="Trend.A1:Trend.B6" chart:data-source-has-labels="both" svg:x="1.324cm" svg:y="0.196cm" svg:width="12.13cm" svg:height="8.447cm">
          <chartooo:coordinate-region svg:x="1.795cm" svg:y="0.369cm" svg:width="11.659cm" svg:height="7.83cm"/>
          <chart:axis chart:dimension="x" chart:name="primary-x" chart:style-name="ch4" chartooo:axis-type="text">
            <chart:title svg:x="7.06cm" svg:y="8.839cm" chart:style-name="ch5">
              <text:p>Age</text:p>
            </chart:title>
            <chart:categories table:cell-range-address="Trend.A2:Trend.A6"/>
          </chart:axis>
          <chart:axis chart:dimension="y" chart:name="primary-y" chart:style-name="ch6">
            <chart:title svg:x="0.451cm" svg:y="7.38cm" chart:style-name="ch7">
              <text:p>AVERAGE of Average delivery fee charged</text:p>
            </chart:title>
            <chart:grid chart:style-name="ch8" chart:class="major"/>
          </chart:axis>
          <chart:series chart:style-name="ch9" chart:values-cell-range-address="Trend.B2:Trend.B6" chart:label-cell-address="Trend.B1:Trend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f Average delivery fee charged</text:p>
                <draw:g>
                  <svg:desc>Trend.B1:Tren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18</text:p>
                <draw:g>
                  <svg:desc>Trend.A2:Trend.A6</svg:desc>
                </draw:g>
              </table:table-cell>
              <table:table-cell office:value-type="float" office:value="54.0322580645161">
                <text:p>54.0322580645161</text:p>
                <draw:g>
                  <svg:desc>Trend.B2:Trend.B6</svg:desc>
                </draw:g>
              </table:table-cell>
            </table:table-row>
            <table:table-row>
              <table:table-cell office:value-type="string">
                <text:p>18 - 30</text:p>
              </table:table-cell>
              <table:table-cell office:value-type="float" office:value="51.8771331058021">
                <text:p>51.8771331058021</text:p>
              </table:table-cell>
            </table:table-row>
            <table:table-row>
              <table:table-cell office:value-type="string">
                <text:p>30 - 40</text:p>
              </table:table-cell>
              <table:table-cell office:value-type="float" office:value="48.8095238095238">
                <text:p>48.8095238095238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52.3584905660377">
                <text:p>52.3584905660377</text:p>
              </table:table-cell>
            </table:table-row>
            <table:table-row>
              <table:table-cell office:value-type="string">
                <text:p>Above 50</text:p>
              </table:table-cell>
              <table:table-cell office:value-type="float" office:value="56.25">
                <text:p>5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472c4" draw:fill-color="#4472c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9.927cm" svg:y="4.463cm" style:legend-expansion="high" chart:style-name="ch2"/>
        <chart:plot-area chart:style-name="ch3" table:cell-range-address="Trend.A1:Trend.B6" chart:data-source-has-labels="both" svg:x="1.324cm" svg:y="0.196cm" svg:width="8.286cm" svg:height="8.447cm">
          <chartooo:coordinate-region svg:x="1.972cm" svg:y="0.369cm" svg:width="6.962cm" svg:height="7.83cm"/>
          <chart:axis chart:dimension="x" chart:name="primary-x" chart:style-name="ch4" chartooo:axis-type="text">
            <chart:title svg:x="5.138cm" svg:y="8.839cm" chart:style-name="ch5">
              <text:p>Age</text:p>
            </chart:title>
            <chart:categories table:cell-range-address="Trend.A2:Trend.A6"/>
          </chart:axis>
          <chart:axis chart:dimension="y" chart:name="primary-y" chart:style-name="ch6">
            <chart:title svg:x="0.451cm" svg:y="7.38cm" chart:style-name="ch7">
              <text:p>AVERAGE of Average delivery fee charged</text:p>
            </chart:title>
            <chart:grid chart:style-name="ch8" chart:class="major"/>
          </chart:axis>
          <chart:series chart:style-name="ch9" chart:values-cell-range-address="Trend.B2:Trend.B6" chart:label-cell-address="Trend.B1:Trend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f Average delivery fee charged</text:p>
                <draw:g>
                  <svg:desc>Trend.B1:Tren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18</text:p>
                <draw:g>
                  <svg:desc>Trend.A2:Trend.A6</svg:desc>
                </draw:g>
              </table:table-cell>
              <table:table-cell office:value-type="float" office:value="54.0322580645161">
                <text:p>54.0322580645161</text:p>
                <draw:g>
                  <svg:desc>Trend.B2:Trend.B6</svg:desc>
                </draw:g>
              </table:table-cell>
            </table:table-row>
            <table:table-row>
              <table:table-cell office:value-type="string">
                <text:p>18 - 30</text:p>
              </table:table-cell>
              <table:table-cell office:value-type="float" office:value="51.8771331058021">
                <text:p>51.8771331058021</text:p>
              </table:table-cell>
            </table:table-row>
            <table:table-row>
              <table:table-cell office:value-type="string">
                <text:p>30 - 40</text:p>
              </table:table-cell>
              <table:table-cell office:value-type="float" office:value="48.8095238095238">
                <text:p>48.8095238095238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52.3584905660377">
                <text:p>52.3584905660377</text:p>
              </table:table-cell>
            </table:table-row>
            <table:table-row>
              <table:table-cell office:value-type="string">
                <text:p>Above 50</text:p>
              </table:table-cell>
              <table:table-cell office:value-type="float" office:value="56.25">
                <text:p>56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4472c4"/>
    </style:style>
    <style:style style:name="ch8" style:family="chart">
      <style:chart-properties chart:solid-type="cuboid"/>
      <style:graphic-properties draw:fill-color="#ed7d31"/>
    </style:style>
    <style:style style:name="ch9" style:family="chart">
      <style:chart-properties chart:solid-type="cuboid"/>
      <style:graphic-properties draw:fill-color="#a5a5a5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chart-properties chart:solid-type="cuboid"/>
      <style:graphic-properties draw:fill-color="#5b9bd5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3.771cm" svg:y="3.745cm" style:legend-expansion="high" chart:style-name="ch2"/>
        <chart:plot-area chart:style-name="ch3" table:cell-range-address="'Pivot Table 1'.A1:'Pivot Table 1'.B6" chart:data-source-has-labels="both" svg:x="0.317cm" svg:y="0.196cm" svg:width="13.137cm" svg:height="9.424cm">
          <chartooo:coordinate-region svg:x="2.174cm" svg:y="0.197cm" svg:width="9.423cm" svg:height="9.423cm"/>
          <chart:axis chart:dimension="x" chart:name="primary-x" chart:style-name="ch4" chartooo:axis-type="text">
            <chart:categories table:cell-range-address="'Pivot Table 1'.A2:'Pivot Table 1'.A6"/>
          </chart:axis>
          <chart:axis chart:dimension="y" chart:name="primary-y" chart:style-name="ch5"/>
          <chart:series chart:style-name="ch6" chart:values-cell-range-address="'Pivot Table 1'.B2:'Pivot Table 1'.B6" chart:label-cell-address="'Pivot Table 1'.B1:'Pivot Table 1'.B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- Age</text:p>
                <draw:g>
                  <svg:desc>'Pivot Table 1'.B1:'Pivot Table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 - 30</text:p>
                <draw:g>
                  <svg:desc>'Pivot Table 1'.A2:'Pivot Table 1'.A6</svg:desc>
                </draw:g>
              </table:table-cell>
              <table:table-cell office:value-type="float" office:value="293">
                <text:p>293</text:p>
                <draw:g>
                  <svg:desc>'Pivot Table 1'.B2:'Pivot Table 1'.B6</svg:desc>
                </draw:g>
              </table:table-cell>
            </table:table-row>
            <table:table-row>
              <table:table-cell office:value-type="string">
                <text:p>30 - 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 - 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bove 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elow 1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